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paragraph-properties fo:line-height="150%"/>
      <style:text-properties style:font-name="Ubuntu" fo:font-size="14pt" officeooo:rsid="0011ab42" officeooo:paragraph-rsid="0014fe1b" style:font-size-asian="14pt" style:font-size-complex="14pt"/>
    </style:style>
    <style:style style:name="P2" style:family="paragraph" style:parent-style-name="Standard">
      <style:paragraph-properties fo:line-height="150%"/>
      <style:text-properties style:font-name="Ubuntu" fo:font-size="14pt" officeooo:rsid="0015fc12" officeooo:paragraph-rsid="0018ad88" style:font-size-asian="14pt" style:font-size-complex="14pt"/>
    </style:style>
    <style:style style:name="P3" style:family="paragraph" style:parent-style-name="Standard">
      <style:paragraph-properties fo:line-height="150%"/>
      <style:text-properties style:font-name="Ubuntu" fo:font-size="14pt" officeooo:rsid="0014fe1b" officeooo:paragraph-rsid="0014fe1b" style:font-size-asian="14pt" style:font-size-complex="14pt"/>
    </style:style>
    <style:style style:name="P4" style:family="paragraph" style:parent-style-name="Standard">
      <style:paragraph-properties fo:line-height="150%"/>
      <style:text-properties style:font-name="Ubuntu" fo:font-size="14pt" officeooo:rsid="00112046" officeooo:paragraph-rsid="00112046" style:font-size-asian="14pt" style:font-size-complex="14pt"/>
    </style:style>
    <style:style style:name="P5" style:family="paragraph" style:parent-style-name="Standard">
      <style:paragraph-properties fo:line-height="150%"/>
      <style:text-properties style:font-name="Ubuntu" fo:font-size="14pt" officeooo:rsid="00112046" officeooo:paragraph-rsid="0016dc3b" style:font-size-asian="14pt" style:font-size-complex="14pt"/>
    </style:style>
    <style:style style:name="P6" style:family="paragraph" style:parent-style-name="Standard">
      <style:paragraph-properties fo:line-height="150%"/>
      <style:text-properties style:font-name="Ubuntu" fo:font-size="14pt" style:font-size-asian="14pt" style:font-size-complex="14pt"/>
    </style:style>
    <style:style style:name="P7" style:family="paragraph" style:parent-style-name="Standard">
      <style:paragraph-properties fo:line-height="150%" fo:text-align="start" style:justify-single-word="false"/>
      <style:text-properties style:font-name="Ubuntu" fo:font-size="14pt" officeooo:rsid="0065465b" officeooo:paragraph-rsid="0065465b" style:font-size-asian="14pt" style:font-size-complex="14pt"/>
    </style:style>
    <style:style style:name="P8" style:family="paragraph" style:parent-style-name="Standard">
      <style:paragraph-properties fo:line-height="150%"/>
      <style:text-properties style:font-name="Ubuntu" fo:font-size="14pt" officeooo:rsid="0018ad88" officeooo:paragraph-rsid="0018ad88" fo:background-color="#dddddd" style:font-size-asian="14pt" style:font-size-complex="14pt"/>
    </style:style>
    <style:style style:name="P9" style:family="paragraph" style:parent-style-name="Standard">
      <style:paragraph-properties fo:line-height="150%"/>
      <style:text-properties style:font-name="Ubuntu" fo:font-size="14pt" officeooo:rsid="0014fe1b" officeooo:paragraph-rsid="0014fe1b" fo:background-color="#dddddd" style:font-size-asian="14pt" style:font-size-complex="14pt"/>
    </style:style>
    <style:style style:name="P10" style:family="paragraph" style:parent-style-name="Standard">
      <style:paragraph-properties fo:line-height="150%"/>
      <style:text-properties style:font-name="Ubuntu" fo:font-size="14pt" officeooo:rsid="0014fe1b" officeooo:paragraph-rsid="0015fc12" fo:background-color="#dddddd" style:font-size-asian="14pt" style:font-size-complex="14pt"/>
    </style:style>
    <style:style style:name="P11" style:family="paragraph" style:parent-style-name="Standard">
      <style:paragraph-properties fo:line-height="150%"/>
      <style:text-properties style:font-name="Ubuntu" fo:font-size="14pt" officeooo:rsid="0014fe1b" officeooo:paragraph-rsid="0016dc3b" fo:background-color="#dddddd" style:font-size-asian="14pt" style:font-size-complex="14pt"/>
    </style:style>
    <style:style style:name="P12" style:family="paragraph" style:parent-style-name="Standard">
      <style:paragraph-properties fo:line-height="150%"/>
      <style:text-properties style:font-name="Ubuntu" fo:font-size="14pt" officeooo:rsid="0014fe1b" officeooo:paragraph-rsid="0018aa33" fo:background-color="#dddddd" style:font-size-asian="14pt" style:font-size-complex="14pt"/>
    </style:style>
    <style:style style:name="P13" style:family="paragraph" style:parent-style-name="Standard">
      <style:paragraph-properties fo:line-height="150%"/>
      <style:text-properties style:font-name="Ubuntu" fo:font-size="14pt" officeooo:rsid="0011ab42" officeooo:paragraph-rsid="0014fe1b" fo:background-color="#dddddd" style:font-size-asian="14pt" style:font-size-complex="14pt"/>
    </style:style>
    <style:style style:name="P14" style:family="paragraph" style:parent-style-name="Standard">
      <style:paragraph-properties fo:line-height="150%"/>
      <style:text-properties style:font-name="Ubuntu" fo:font-size="14pt" officeooo:rsid="0011ab42" officeooo:paragraph-rsid="0016dc3b" fo:background-color="#dddddd" style:font-size-asian="14pt" style:font-size-complex="14pt"/>
    </style:style>
    <style:style style:name="P15" style:family="paragraph" style:parent-style-name="Standard">
      <style:paragraph-properties fo:line-height="150%"/>
      <style:text-properties style:font-name="Ubuntu" fo:font-size="14pt" officeooo:rsid="0016dc3b" officeooo:paragraph-rsid="0016dc3b" fo:background-color="#dddddd" style:font-size-asian="14pt" style:font-size-complex="14pt"/>
    </style:style>
    <style:style style:name="P16" style:family="paragraph" style:parent-style-name="Standard">
      <style:paragraph-properties fo:line-height="150%"/>
      <style:text-properties style:font-name="Ubuntu" fo:font-size="14pt" officeooo:rsid="0014fe1b" officeooo:paragraph-rsid="0014fe1b" fo:background-color="transparent" style:font-size-asian="14pt" style:font-size-complex="14pt"/>
    </style:style>
    <style:style style:name="P17" style:family="paragraph" style:parent-style-name="Standard">
      <style:paragraph-properties fo:line-height="150%"/>
      <style:text-properties style:font-name="Ubuntu" fo:font-size="14pt" officeooo:rsid="0014fe1b" officeooo:paragraph-rsid="001b14de" fo:background-color="transparent" style:font-size-asian="14pt" style:font-size-complex="14pt"/>
    </style:style>
    <style:style style:name="P18" style:family="paragraph" style:parent-style-name="Standard">
      <style:paragraph-properties fo:line-height="150%"/>
      <style:text-properties style:font-name="Ubuntu" fo:font-size="14pt" fo:font-weight="bold" officeooo:rsid="0016dc3b" officeooo:paragraph-rsid="0016dc3b" style:font-size-asian="14pt" style:font-weight-asian="bold" style:font-size-complex="14pt" style:font-weight-complex="bold"/>
    </style:style>
    <style:style style:name="P19" style:family="paragraph" style:parent-style-name="Standard">
      <style:paragraph-properties fo:line-height="150%"/>
      <style:text-properties style:font-name="Ubuntu" fo:font-size="14pt" fo:font-weight="bold" officeooo:rsid="0016dc3b" officeooo:paragraph-rsid="001bdf6c" style:font-size-asian="14pt" style:font-weight-asian="bold" style:font-size-complex="14pt" style:font-weight-complex="bold"/>
    </style:style>
    <style:style style:name="P20" style:family="paragraph" style:parent-style-name="Standard">
      <style:paragraph-properties fo:line-height="150%"/>
      <style:text-properties style:font-name="Ubuntu" fo:font-size="14pt" fo:font-weight="bold" officeooo:rsid="0015fc12" officeooo:paragraph-rsid="001b14de" style:font-size-asian="14pt" style:font-weight-asian="bold" style:font-size-complex="14pt" style:font-weight-complex="bold"/>
    </style:style>
    <style:style style:name="P21" style:family="paragraph" style:parent-style-name="Standard">
      <style:paragraph-properties fo:line-height="150%"/>
      <style:text-properties style:font-name="Ubuntu" fo:font-size="14pt" fo:font-weight="bold" officeooo:rsid="001cc888" officeooo:paragraph-rsid="001cc888" style:font-size-asian="14pt" style:font-weight-asian="bold" style:font-size-complex="14pt" style:font-weight-complex="bold"/>
    </style:style>
    <style:style style:name="P22" style:family="paragraph" style:parent-style-name="Standard">
      <style:paragraph-properties fo:line-height="150%"/>
      <style:text-properties style:font-name="Ubuntu" fo:font-size="14pt" fo:font-weight="bold" officeooo:rsid="001e443a" officeooo:paragraph-rsid="001e443a" style:font-size-asian="14pt" style:font-weight-asian="bold" style:font-size-complex="14pt" style:font-weight-complex="bold"/>
    </style:style>
    <style:style style:name="P23" style:family="paragraph" style:parent-style-name="Standard">
      <style:paragraph-properties fo:line-height="150%"/>
      <style:text-properties style:font-name="Ubuntu" fo:font-size="14pt" fo:font-weight="bold" officeooo:rsid="00112046" officeooo:paragraph-rsid="001f659e" style:font-size-asian="14pt" style:font-weight-asian="bold" style:font-size-complex="14pt" style:font-weight-complex="bold"/>
    </style:style>
    <style:style style:name="P24" style:family="paragraph" style:parent-style-name="Standard">
      <style:paragraph-properties fo:line-height="150%"/>
      <style:text-properties style:font-name="Ubuntu" fo:font-size="14pt" fo:font-weight="bold" officeooo:rsid="00207083" officeooo:paragraph-rsid="00207083" style:font-size-asian="14pt" style:font-weight-asian="bold" style:font-size-complex="14pt" style:font-weight-complex="bold"/>
    </style:style>
    <style:style style:name="P25" style:family="paragraph" style:parent-style-name="Standard">
      <style:paragraph-properties fo:line-height="150%"/>
      <style:text-properties style:font-name="Ubuntu" fo:font-size="14pt" fo:font-weight="bold" officeooo:rsid="00229a1e" officeooo:paragraph-rsid="00229a1e" style:font-size-asian="14pt" style:font-weight-asian="bold" style:font-size-complex="14pt" style:font-weight-complex="bold"/>
    </style:style>
    <style:style style:name="P26" style:family="paragraph" style:parent-style-name="Standard">
      <style:paragraph-properties fo:line-height="150%"/>
      <style:text-properties style:font-name="Ubuntu" fo:font-size="14pt" fo:font-weight="bold" officeooo:rsid="00276fbc" officeooo:paragraph-rsid="00276fbc" style:font-size-asian="14pt" style:font-weight-asian="bold" style:font-size-complex="14pt" style:font-weight-complex="bold"/>
    </style:style>
    <style:style style:name="P27" style:family="paragraph" style:parent-style-name="Standard">
      <style:paragraph-properties fo:line-height="150%"/>
      <style:text-properties style:font-name="Ubuntu" fo:font-size="14pt" fo:font-weight="bold" officeooo:rsid="002c571d" officeooo:paragraph-rsid="002d7239" style:font-size-asian="14pt" style:font-weight-asian="bold" style:font-size-complex="14pt" style:font-weight-complex="bold"/>
    </style:style>
    <style:style style:name="P28" style:family="paragraph" style:parent-style-name="Standard">
      <style:paragraph-properties fo:line-height="150%"/>
      <style:text-properties style:font-name="Ubuntu" fo:font-size="14pt" fo:font-weight="bold" officeooo:rsid="002a62d8" officeooo:paragraph-rsid="002d7239" style:font-size-asian="14pt" style:font-weight-asian="bold" style:font-size-complex="14pt" style:font-weight-complex="bold"/>
    </style:style>
    <style:style style:name="P29" style:family="paragraph" style:parent-style-name="Standard">
      <style:paragraph-properties fo:line-height="150%"/>
      <style:text-properties style:font-name="Ubuntu" fo:font-size="14pt" fo:font-weight="bold" officeooo:rsid="002a62d8" officeooo:paragraph-rsid="003063cc" style:font-size-asian="14pt" style:font-weight-asian="bold" style:font-size-complex="14pt" style:font-weight-complex="bold"/>
    </style:style>
    <style:style style:name="P30" style:family="paragraph" style:parent-style-name="Standard">
      <style:paragraph-properties fo:line-height="150%"/>
      <style:text-properties style:font-name="Ubuntu" fo:font-size="14pt" fo:font-weight="bold" officeooo:rsid="002a62d8" officeooo:paragraph-rsid="003508c8" style:font-size-asian="14pt" style:font-weight-asian="bold" style:font-size-complex="14pt" style:font-weight-complex="bold"/>
    </style:style>
    <style:style style:name="P31" style:family="paragraph" style:parent-style-name="Standard">
      <style:paragraph-properties fo:line-height="150%"/>
      <style:text-properties style:font-name="Ubuntu" fo:font-size="14pt" fo:font-weight="bold" officeooo:rsid="002a62d8" officeooo:paragraph-rsid="00342562" style:font-size-asian="14pt" style:font-weight-asian="bold" style:font-size-complex="14pt" style:font-weight-complex="bold"/>
    </style:style>
    <style:style style:name="P32" style:family="paragraph" style:parent-style-name="Standard">
      <style:paragraph-properties fo:line-height="150%"/>
      <style:text-properties style:font-name="Ubuntu" fo:font-size="14pt" fo:font-weight="bold" officeooo:rsid="002a62d8" officeooo:paragraph-rsid="00359af6" style:font-size-asian="14pt" style:font-weight-asian="bold" style:font-size-complex="14pt" style:font-weight-complex="bold"/>
    </style:style>
    <style:style style:name="P33" style:family="paragraph" style:parent-style-name="Standard">
      <style:paragraph-properties fo:line-height="150%"/>
      <style:text-properties style:font-name="Ubuntu" fo:font-size="14pt" fo:font-weight="bold" officeooo:rsid="002a62d8" officeooo:paragraph-rsid="0036e07d" style:font-size-asian="14pt" style:font-weight-asian="bold" style:font-size-complex="14pt" style:font-weight-complex="bold"/>
    </style:style>
    <style:style style:name="P34" style:family="paragraph" style:parent-style-name="Standard">
      <style:paragraph-properties fo:line-height="150%"/>
      <style:text-properties style:font-name="Ubuntu" fo:font-size="14pt" fo:font-weight="bold" officeooo:rsid="002a62d8" officeooo:paragraph-rsid="00380892" style:font-size-asian="14pt" style:font-weight-asian="bold" style:font-size-complex="14pt" style:font-weight-complex="bold"/>
    </style:style>
    <style:style style:name="P35" style:family="paragraph" style:parent-style-name="Standard">
      <style:paragraph-properties fo:line-height="150%"/>
      <style:text-properties style:font-name="Ubuntu" fo:font-size="14pt" fo:font-weight="bold" officeooo:rsid="00560f53" officeooo:paragraph-rsid="00560f53" style:font-size-asian="14pt" style:font-weight-asian="bold" style:font-size-complex="14pt" style:font-weight-complex="bold"/>
    </style:style>
    <style:style style:name="P36" style:family="paragraph" style:parent-style-name="Standard">
      <style:paragraph-properties fo:line-height="150%"/>
      <style:text-properties style:font-name="Ubuntu" fo:font-size="14pt" fo:font-weight="bold" officeooo:rsid="005be4a1" officeooo:paragraph-rsid="005be4a1" style:font-size-asian="14pt" style:font-weight-asian="bold" style:font-size-complex="14pt" style:font-weight-complex="bold"/>
    </style:style>
    <style:style style:name="P37" style:family="paragraph" style:parent-style-name="Standard">
      <style:paragraph-properties fo:line-height="150%"/>
      <style:text-properties style:font-name="Ubuntu" fo:font-size="14pt" fo:font-weight="bold" officeooo:rsid="0053f1f2" officeooo:paragraph-rsid="0065465b" style:font-size-asian="14pt" style:font-weight-asian="bold" style:font-size-complex="14pt" style:font-weight-complex="bold"/>
    </style:style>
    <style:style style:name="P38" style:family="paragraph" style:parent-style-name="Standard">
      <style:paragraph-properties fo:line-height="150%"/>
      <style:text-properties style:font-name="Ubuntu" fo:font-size="14pt" fo:font-weight="bold" officeooo:rsid="0014fe1b" officeooo:paragraph-rsid="0018aa33" fo:background-color="#dddddd" style:font-size-asian="14pt" style:font-weight-asian="bold" style:font-size-complex="14pt" style:font-weight-complex="bold"/>
    </style:style>
    <style:style style:name="P39" style:family="paragraph" style:parent-style-name="Standard">
      <style:paragraph-properties fo:line-height="150%"/>
      <style:text-properties style:font-name="Ubuntu" fo:font-size="14pt" fo:font-weight="bold" officeooo:rsid="002a62d8" officeooo:paragraph-rsid="0033d148" fo:background-color="#dddddd" style:font-size-asian="14pt" style:font-weight-asian="bold" style:font-size-complex="14pt" style:font-weight-complex="bold"/>
    </style:style>
    <style:style style:name="P40" style:family="paragraph" style:parent-style-name="Standard">
      <style:paragraph-properties fo:line-height="150%"/>
      <style:text-properties style:font-name="Ubuntu" fo:font-size="14pt" fo:font-weight="bold" officeooo:rsid="002a62d8" officeooo:paragraph-rsid="00342562" fo:background-color="#dddddd" style:font-size-asian="14pt" style:font-weight-asian="bold" style:font-size-complex="14pt" style:font-weight-complex="bold"/>
    </style:style>
    <style:style style:name="P41" style:family="paragraph" style:parent-style-name="Standard">
      <style:paragraph-properties fo:line-height="150%"/>
      <style:text-properties style:font-name="Ubuntu" fo:font-size="14pt" fo:font-weight="bold" officeooo:rsid="002a62d8" officeooo:paragraph-rsid="00359af6" fo:background-color="#dddddd" style:font-size-asian="14pt" style:font-weight-asian="bold" style:font-size-complex="14pt" style:font-weight-complex="bold"/>
    </style:style>
    <style:style style:name="P42" style:family="paragraph" style:parent-style-name="Standard">
      <style:paragraph-properties fo:line-height="150%"/>
      <style:text-properties style:font-name="Ubuntu" fo:font-size="14pt" fo:font-weight="bold" officeooo:rsid="001b14de" officeooo:paragraph-rsid="001b14de" fo:background-color="transparent" style:font-size-asian="14pt" style:font-weight-asian="bold" style:font-size-complex="14pt" style:font-weight-complex="bold"/>
    </style:style>
    <style:style style:name="P43" style:family="paragraph" style:parent-style-name="Standard">
      <style:paragraph-properties fo:line-height="150%"/>
      <style:text-properties style:font-name="Ubuntu" fo:font-size="14pt" fo:font-weight="bold" officeooo:rsid="0052259c" officeooo:paragraph-rsid="0052259c" fo:background-color="transparent" style:font-size-asian="14pt" style:font-weight-asian="bold" style:font-size-complex="14pt" style:font-weight-complex="bold"/>
    </style:style>
    <style:style style:name="P44" style:family="paragraph" style:parent-style-name="Standard">
      <style:paragraph-properties fo:line-height="150%"/>
      <style:text-properties style:font-name="Ubuntu" fo:font-size="14pt" fo:font-weight="normal" officeooo:rsid="0016dc3b" officeooo:paragraph-rsid="0016dc3b" style:font-size-asian="14pt" style:font-weight-asian="normal" style:font-size-complex="14pt" style:font-weight-complex="normal"/>
    </style:style>
    <style:style style:name="P45" style:family="paragraph" style:parent-style-name="Standard">
      <style:paragraph-properties fo:line-height="150%"/>
      <style:text-properties style:font-name="Ubuntu" fo:font-size="14pt" fo:font-weight="normal" officeooo:rsid="0018aa33" officeooo:paragraph-rsid="0018aa33" style:font-size-asian="14pt" style:font-weight-asian="normal" style:font-size-complex="14pt" style:font-weight-complex="normal"/>
    </style:style>
    <style:style style:name="P46" style:family="paragraph" style:parent-style-name="Standard">
      <style:paragraph-properties fo:line-height="150%"/>
      <style:text-properties style:font-name="Ubuntu" fo:font-size="14pt" fo:font-weight="normal" officeooo:rsid="00112046" officeooo:paragraph-rsid="0018ad88" style:font-size-asian="14pt" style:font-weight-asian="normal" style:font-size-complex="14pt" style:font-weight-complex="normal"/>
    </style:style>
    <style:style style:name="P47" style:family="paragraph" style:parent-style-name="Standard">
      <style:paragraph-properties fo:line-height="150%"/>
      <style:text-properties style:font-name="Ubuntu" fo:font-size="14pt" fo:font-weight="normal" officeooo:rsid="00112046" officeooo:paragraph-rsid="001f659e" style:font-size-asian="14pt" style:font-weight-asian="normal" style:font-size-complex="14pt" style:font-weight-complex="normal"/>
    </style:style>
    <style:style style:name="P48" style:family="paragraph" style:parent-style-name="Standard">
      <style:paragraph-properties fo:line-height="150%"/>
      <style:text-properties style:font-name="Ubuntu" fo:font-size="14pt" fo:font-weight="normal" officeooo:rsid="00112046" officeooo:paragraph-rsid="0021ab16" style:font-size-asian="14pt" style:font-weight-asian="normal" style:font-size-complex="14pt" style:font-weight-complex="normal"/>
    </style:style>
    <style:style style:name="P49" style:family="paragraph" style:parent-style-name="Standard">
      <style:paragraph-properties fo:line-height="150%"/>
      <style:text-properties style:font-name="Ubuntu" fo:font-size="14pt" fo:font-weight="normal" officeooo:rsid="00112046" officeooo:paragraph-rsid="002a62d8" style:font-size-asian="14pt" style:font-weight-asian="normal" style:font-size-complex="14pt" style:font-weight-complex="normal"/>
    </style:style>
    <style:style style:name="P50" style:family="paragraph" style:parent-style-name="Standard">
      <style:paragraph-properties fo:line-height="150%"/>
      <style:text-properties style:font-name="Ubuntu" fo:font-size="14pt" fo:font-weight="normal" officeooo:rsid="00207083" officeooo:paragraph-rsid="00276fbc" style:font-size-asian="14pt" style:font-weight-asian="normal" style:font-size-complex="14pt" style:font-weight-complex="normal"/>
    </style:style>
    <style:style style:name="P51" style:family="paragraph" style:parent-style-name="Standard">
      <style:paragraph-properties fo:line-height="150%"/>
      <style:text-properties style:font-name="Ubuntu" fo:font-size="14pt" fo:font-weight="normal" officeooo:rsid="00276fbc" officeooo:paragraph-rsid="00276fbc" style:font-size-asian="14pt" style:font-weight-asian="normal" style:font-size-complex="14pt" style:font-weight-complex="normal"/>
    </style:style>
    <style:style style:name="P52" style:family="paragraph" style:parent-style-name="Standard">
      <style:paragraph-properties fo:line-height="150%"/>
      <style:text-properties style:font-name="Ubuntu" fo:font-size="14pt" fo:font-weight="normal" officeooo:rsid="002a62d8" officeooo:paragraph-rsid="002a62d8" style:font-size-asian="14pt" style:font-weight-asian="normal" style:font-size-complex="14pt" style:font-weight-complex="normal"/>
    </style:style>
    <style:style style:name="P53" style:family="paragraph" style:parent-style-name="Standard">
      <style:paragraph-properties fo:line-height="150%"/>
      <style:text-properties style:font-name="Ubuntu" fo:font-size="14pt" fo:font-weight="normal" officeooo:rsid="002a62d8" officeooo:paragraph-rsid="0032b453" style:font-size-asian="14pt" style:font-weight-asian="normal" style:font-size-complex="14pt" style:font-weight-complex="normal"/>
    </style:style>
    <style:style style:name="P54" style:family="paragraph" style:parent-style-name="Standard">
      <style:paragraph-properties fo:line-height="150%"/>
      <style:text-properties style:font-name="Ubuntu" fo:font-size="14pt" fo:font-weight="normal" officeooo:rsid="002a62d8" officeooo:paragraph-rsid="003063cc" style:font-size-asian="14pt" style:font-weight-asian="normal" style:font-size-complex="14pt" style:font-weight-complex="normal"/>
    </style:style>
    <style:style style:name="P55" style:family="paragraph" style:parent-style-name="Standard">
      <style:paragraph-properties fo:line-height="150%"/>
      <style:text-properties style:font-name="Ubuntu" fo:font-size="14pt" fo:font-weight="normal" officeooo:rsid="002a62d8" officeooo:paragraph-rsid="004a0260" style:font-size-asian="14pt" style:font-weight-asian="normal" style:font-size-complex="14pt" style:font-weight-complex="normal"/>
    </style:style>
    <style:style style:name="P56" style:family="paragraph" style:parent-style-name="Standard">
      <style:paragraph-properties fo:line-height="150%"/>
      <style:text-properties style:font-name="Ubuntu" fo:font-size="14pt" fo:font-weight="normal" officeooo:rsid="002a62d8" officeooo:paragraph-rsid="0052259c" style:font-size-asian="14pt" style:font-weight-asian="normal" style:font-size-complex="14pt" style:font-weight-complex="normal"/>
    </style:style>
    <style:style style:name="P57" style:family="paragraph" style:parent-style-name="Standard">
      <style:paragraph-properties fo:line-height="150%"/>
      <style:text-properties style:font-name="Ubuntu" fo:font-size="14pt" fo:font-weight="normal" officeooo:rsid="002d7239" officeooo:paragraph-rsid="002d7239" style:font-size-asian="14pt" style:font-weight-asian="normal" style:font-size-complex="14pt" style:font-weight-complex="normal"/>
    </style:style>
    <style:style style:name="P58" style:family="paragraph" style:parent-style-name="Standard">
      <style:paragraph-properties fo:line-height="150%"/>
      <style:text-properties style:font-name="Ubuntu" fo:font-size="14pt" fo:font-weight="normal" officeooo:rsid="002d7239" officeooo:paragraph-rsid="00380892" style:font-size-asian="14pt" style:font-weight-asian="normal" style:font-size-complex="14pt" style:font-weight-complex="normal"/>
    </style:style>
    <style:style style:name="P59" style:family="paragraph" style:parent-style-name="Standard">
      <style:paragraph-properties fo:line-height="150%"/>
      <style:text-properties style:font-name="Ubuntu" fo:font-size="14pt" fo:font-weight="normal" officeooo:rsid="002d7239" officeooo:paragraph-rsid="003e9831" style:font-size-asian="14pt" style:font-weight-asian="normal" style:font-size-complex="14pt" style:font-weight-complex="normal"/>
    </style:style>
    <style:style style:name="P60" style:family="paragraph" style:parent-style-name="Standard">
      <style:paragraph-properties fo:line-height="150%"/>
      <style:text-properties style:font-name="Ubuntu" fo:font-size="14pt" fo:font-weight="normal" officeooo:rsid="002d7239" officeooo:paragraph-rsid="00410d61" style:font-size-asian="14pt" style:font-weight-asian="normal" style:font-size-complex="14pt" style:font-weight-complex="normal"/>
    </style:style>
    <style:style style:name="P61" style:family="paragraph" style:parent-style-name="Standard">
      <style:paragraph-properties fo:line-height="150%"/>
      <style:text-properties style:font-name="Ubuntu" fo:font-size="14pt" fo:font-weight="normal" officeooo:rsid="002d7239" officeooo:paragraph-rsid="005be4a1" style:font-size-asian="14pt" style:font-weight-asian="normal" style:font-size-complex="14pt" style:font-weight-complex="normal"/>
    </style:style>
    <style:style style:name="P62" style:family="paragraph" style:parent-style-name="Standard">
      <style:paragraph-properties fo:line-height="150%"/>
      <style:text-properties style:font-name="Ubuntu" fo:font-size="14pt" fo:font-weight="normal" officeooo:rsid="002d7239" officeooo:paragraph-rsid="004bf431" style:font-size-asian="14pt" style:font-weight-asian="normal" style:font-size-complex="14pt" style:font-weight-complex="normal"/>
    </style:style>
    <style:style style:name="P63" style:family="paragraph" style:parent-style-name="Standard">
      <style:paragraph-properties fo:line-height="150%"/>
      <style:text-properties style:font-name="Ubuntu" fo:font-size="14pt" fo:font-weight="normal" officeooo:rsid="002d7239" officeooo:paragraph-rsid="0065465b" style:font-size-asian="14pt" style:font-weight-asian="normal" style:font-size-complex="14pt" style:font-weight-complex="normal"/>
    </style:style>
    <style:style style:name="P64" style:family="paragraph" style:parent-style-name="Standard">
      <style:paragraph-properties fo:line-height="150%"/>
      <style:text-properties style:font-name="Ubuntu" fo:font-size="14pt" fo:font-weight="normal" officeooo:rsid="003063cc" officeooo:paragraph-rsid="003063cc" style:font-size-asian="14pt" style:font-weight-asian="normal" style:font-size-complex="14pt" style:font-weight-complex="normal"/>
    </style:style>
    <style:style style:name="P65" style:family="paragraph" style:parent-style-name="Standard">
      <style:paragraph-properties fo:line-height="150%"/>
      <style:text-properties style:font-name="Ubuntu" fo:font-size="14pt" fo:font-weight="normal" officeooo:rsid="00359af6" officeooo:paragraph-rsid="00359af6" style:font-size-asian="14pt" style:font-weight-asian="normal" style:font-size-complex="14pt" style:font-weight-complex="normal"/>
    </style:style>
    <style:style style:name="P66" style:family="paragraph" style:parent-style-name="Standard">
      <style:paragraph-properties fo:line-height="150%"/>
      <style:text-properties style:font-name="Ubuntu" fo:font-size="14pt" fo:font-weight="normal" officeooo:rsid="002ebee0" officeooo:paragraph-rsid="003063cc" style:font-size-asian="14pt" style:font-weight-asian="normal" style:font-size-complex="14pt" style:font-weight-complex="normal"/>
    </style:style>
    <style:style style:name="P67" style:family="paragraph" style:parent-style-name="Standard">
      <style:paragraph-properties fo:line-height="150%"/>
      <style:text-properties style:font-name="Ubuntu" fo:font-size="14pt" fo:font-weight="normal" officeooo:rsid="00380892" officeooo:paragraph-rsid="00380892" style:font-size-asian="14pt" style:font-weight-asian="normal" style:font-size-complex="14pt" style:font-weight-complex="normal"/>
    </style:style>
    <style:style style:name="P68" style:family="paragraph" style:parent-style-name="Standard">
      <style:paragraph-properties fo:line-height="150%"/>
      <style:text-properties style:font-name="Ubuntu" fo:font-size="14pt" fo:font-weight="normal" officeooo:rsid="003ccf4d" officeooo:paragraph-rsid="003ccf4d" style:font-size-asian="14pt" style:font-weight-asian="normal" style:font-size-complex="14pt" style:font-weight-complex="normal"/>
    </style:style>
    <style:style style:name="P69" style:family="paragraph" style:parent-style-name="Standard">
      <style:paragraph-properties fo:line-height="150%"/>
      <style:text-properties style:font-name="Ubuntu" fo:font-size="14pt" fo:font-weight="normal" officeooo:rsid="003a442d" officeooo:paragraph-rsid="003a442d" style:font-size-asian="14pt" style:font-weight-asian="normal" style:font-size-complex="14pt" style:font-weight-complex="normal"/>
    </style:style>
    <style:style style:name="P70" style:family="paragraph" style:parent-style-name="Standard">
      <style:paragraph-properties fo:line-height="150%"/>
      <style:text-properties style:font-name="Ubuntu" fo:font-size="14pt" fo:font-weight="normal" officeooo:rsid="003e9831" officeooo:paragraph-rsid="003e9831" style:font-size-asian="14pt" style:font-weight-asian="normal" style:font-size-complex="14pt" style:font-weight-complex="normal"/>
    </style:style>
    <style:style style:name="P71" style:family="paragraph" style:parent-style-name="Standard">
      <style:paragraph-properties fo:line-height="150%"/>
      <style:text-properties style:font-name="Ubuntu" fo:font-size="14pt" fo:font-weight="normal" officeooo:rsid="00410d61" officeooo:paragraph-rsid="00410d61" style:font-size-asian="14pt" style:font-weight-asian="normal" style:font-size-complex="14pt" style:font-weight-complex="normal"/>
    </style:style>
    <style:style style:name="P72" style:family="paragraph" style:parent-style-name="Standard">
      <style:paragraph-properties fo:line-height="150%"/>
      <style:text-properties style:font-name="Ubuntu" fo:font-size="14pt" fo:font-weight="normal" officeooo:rsid="00424016" officeooo:paragraph-rsid="00424016" style:font-size-asian="14pt" style:font-weight-asian="normal" style:font-size-complex="14pt" style:font-weight-complex="normal"/>
    </style:style>
    <style:style style:name="P73" style:family="paragraph" style:parent-style-name="Standard">
      <style:paragraph-properties fo:line-height="150%"/>
      <style:text-properties style:font-name="Ubuntu" fo:font-size="14pt" fo:font-weight="normal" officeooo:rsid="0048d524" officeooo:paragraph-rsid="0048d524" style:font-size-asian="14pt" style:font-weight-asian="normal" style:font-size-complex="14pt" style:font-weight-complex="normal"/>
    </style:style>
    <style:style style:name="P74" style:family="paragraph" style:parent-style-name="Standard">
      <style:paragraph-properties fo:line-height="150%"/>
      <style:text-properties style:font-name="Ubuntu" fo:font-size="14pt" fo:font-weight="normal" officeooo:rsid="0048d524" officeooo:paragraph-rsid="004a0260" style:font-size-asian="14pt" style:font-weight-asian="normal" style:font-size-complex="14pt" style:font-weight-complex="normal"/>
    </style:style>
    <style:style style:name="P75" style:family="paragraph" style:parent-style-name="Standard">
      <style:paragraph-properties fo:line-height="150%"/>
      <style:text-properties style:font-name="Ubuntu" fo:font-size="14pt" fo:font-weight="normal" officeooo:rsid="004a0260" officeooo:paragraph-rsid="004a0260" style:font-size-asian="14pt" style:font-weight-asian="normal" style:font-size-complex="14pt" style:font-weight-complex="normal"/>
    </style:style>
    <style:style style:name="P76" style:family="paragraph" style:parent-style-name="Standard">
      <style:paragraph-properties fo:line-height="150%"/>
      <style:text-properties style:font-name="Ubuntu" fo:font-size="14pt" fo:font-weight="normal" officeooo:rsid="004bf431" officeooo:paragraph-rsid="004bf431" style:font-size-asian="14pt" style:font-weight-asian="normal" style:font-size-complex="14pt" style:font-weight-complex="normal"/>
    </style:style>
    <style:style style:name="P77" style:family="paragraph" style:parent-style-name="Standard">
      <style:paragraph-properties fo:line-height="150%"/>
      <style:text-properties style:font-name="Ubuntu" fo:font-size="14pt" fo:font-weight="normal" officeooo:rsid="004daf1d" officeooo:paragraph-rsid="004daf1d" style:font-size-asian="14pt" style:font-weight-asian="normal" style:font-size-complex="14pt" style:font-weight-complex="normal"/>
    </style:style>
    <style:style style:name="P78" style:family="paragraph" style:parent-style-name="Standard">
      <style:paragraph-properties fo:line-height="150%"/>
      <style:text-properties style:font-name="Ubuntu" fo:font-size="14pt" fo:font-weight="normal" officeooo:rsid="004daf1d" officeooo:paragraph-rsid="00501395" style:font-size-asian="14pt" style:font-weight-asian="normal" style:font-size-complex="14pt" style:font-weight-complex="normal"/>
    </style:style>
    <style:style style:name="P79" style:family="paragraph" style:parent-style-name="Standard">
      <style:paragraph-properties fo:line-height="150%"/>
      <style:text-properties style:font-name="Ubuntu" fo:font-size="14pt" fo:font-weight="normal" officeooo:rsid="0051c68e" officeooo:paragraph-rsid="0051c68e" style:font-size-asian="14pt" style:font-weight-asian="normal" style:font-size-complex="14pt" style:font-weight-complex="normal"/>
    </style:style>
    <style:style style:name="P80" style:family="paragraph" style:parent-style-name="Standard">
      <style:paragraph-properties fo:line-height="150%"/>
      <style:text-properties style:font-name="Ubuntu" fo:font-size="14pt" fo:font-weight="normal" officeooo:rsid="0052259c" officeooo:paragraph-rsid="0052259c" style:font-size-asian="14pt" style:font-weight-asian="normal" style:font-size-complex="14pt" style:font-weight-complex="normal"/>
    </style:style>
    <style:style style:name="P81" style:family="paragraph" style:parent-style-name="Standard">
      <style:paragraph-properties fo:line-height="150%"/>
      <style:text-properties style:font-name="Ubuntu" fo:font-size="14pt" fo:font-weight="normal" officeooo:rsid="00558576" officeooo:paragraph-rsid="00558576" style:font-size-asian="14pt" style:font-weight-asian="normal" style:font-size-complex="14pt" style:font-weight-complex="normal"/>
    </style:style>
    <style:style style:name="P82" style:family="paragraph" style:parent-style-name="Standard">
      <style:paragraph-properties fo:line-height="150%"/>
      <style:text-properties style:font-name="Ubuntu" fo:font-size="14pt" fo:font-weight="normal" officeooo:rsid="00558576" officeooo:paragraph-rsid="0053f1f2" style:font-size-asian="14pt" style:font-weight-asian="normal" style:font-size-complex="14pt" style:font-weight-complex="normal"/>
    </style:style>
    <style:style style:name="P83" style:family="paragraph" style:parent-style-name="Standard">
      <style:paragraph-properties fo:line-height="150%"/>
      <style:text-properties style:font-name="Ubuntu" fo:font-size="14pt" fo:font-weight="normal" officeooo:rsid="00560f53" officeooo:paragraph-rsid="00560f53" style:font-size-asian="14pt" style:font-weight-asian="normal" style:font-size-complex="14pt" style:font-weight-complex="normal"/>
    </style:style>
    <style:style style:name="P84" style:family="paragraph" style:parent-style-name="Standard">
      <style:paragraph-properties fo:line-height="150%"/>
      <style:text-properties style:font-name="Ubuntu" fo:font-size="14pt" fo:font-weight="normal" officeooo:rsid="005be4a1" officeooo:paragraph-rsid="005be4a1" style:font-size-asian="14pt" style:font-weight-asian="normal" style:font-size-complex="14pt" style:font-weight-complex="normal"/>
    </style:style>
    <style:style style:name="P85" style:family="paragraph" style:parent-style-name="Standard">
      <style:paragraph-properties fo:line-height="150%"/>
      <style:text-properties style:font-name="Ubuntu" fo:font-size="14pt" fo:font-weight="normal" style:font-size-asian="14pt" style:font-size-complex="14pt"/>
    </style:style>
    <style:style style:name="P86" style:family="paragraph" style:parent-style-name="Standard">
      <style:paragraph-properties fo:line-height="150%"/>
      <style:text-properties style:font-name="Ubuntu" fo:font-size="14pt" fo:font-weight="normal" officeooo:rsid="001bdf6c" officeooo:paragraph-rsid="001bdf6c" fo:background-color="#dddddd" style:font-size-asian="14pt" style:font-weight-asian="normal" style:font-size-complex="14pt" style:font-weight-complex="normal"/>
    </style:style>
    <style:style style:name="P87" style:family="paragraph" style:parent-style-name="Standard">
      <style:paragraph-properties fo:line-height="150%"/>
      <style:text-properties style:font-name="Ubuntu" fo:font-size="14pt" fo:font-weight="normal" officeooo:rsid="0018aa33" officeooo:paragraph-rsid="0018aa33" fo:background-color="#dddddd" style:font-size-asian="14pt" style:font-weight-asian="normal" style:font-size-complex="14pt" style:font-weight-complex="normal"/>
    </style:style>
    <style:style style:name="P88" style:family="paragraph" style:parent-style-name="Standard">
      <style:paragraph-properties fo:line-height="150%"/>
      <style:text-properties style:font-name="Ubuntu" fo:font-size="14pt" fo:font-weight="normal" officeooo:rsid="0014fe1b" officeooo:paragraph-rsid="0018aa33" fo:background-color="#dddddd" style:font-size-asian="14pt" style:font-weight-asian="normal" style:font-size-complex="14pt" style:font-weight-complex="normal"/>
    </style:style>
    <style:style style:name="P89" style:family="paragraph" style:parent-style-name="Standard">
      <style:paragraph-properties fo:line-height="150%"/>
      <style:text-properties style:font-name="Ubuntu" fo:font-size="14pt" fo:font-weight="normal" officeooo:rsid="0018ad88" officeooo:paragraph-rsid="0018ad88" fo:background-color="#dddddd" style:font-size-asian="14pt" style:font-weight-asian="normal" style:font-size-complex="14pt" style:font-weight-complex="normal"/>
    </style:style>
    <style:style style:name="P90" style:family="paragraph" style:parent-style-name="Standard">
      <style:paragraph-properties fo:line-height="150%"/>
      <style:text-properties style:font-name="Ubuntu" fo:font-size="14pt" fo:font-weight="normal" officeooo:rsid="0025c327" officeooo:paragraph-rsid="00276fbc" fo:background-color="#dddddd" style:font-size-asian="14pt" style:font-weight-asian="normal" style:font-size-complex="14pt" style:font-weight-complex="normal"/>
    </style:style>
    <style:style style:name="P91" style:family="paragraph" style:parent-style-name="Standard">
      <style:paragraph-properties fo:line-height="150%"/>
      <style:text-properties style:font-name="Ubuntu" fo:font-size="14pt" fo:font-weight="normal" officeooo:rsid="002d7239" officeooo:paragraph-rsid="002d7239" fo:background-color="#dddddd" style:font-size-asian="14pt" style:font-weight-asian="normal" style:font-size-complex="14pt" style:font-weight-complex="normal"/>
    </style:style>
    <style:style style:name="P92" style:family="paragraph" style:parent-style-name="Standard">
      <style:paragraph-properties fo:line-height="150%"/>
      <style:text-properties style:font-name="Ubuntu" fo:font-size="14pt" fo:font-weight="normal" officeooo:rsid="002d7239" officeooo:paragraph-rsid="003a442d" fo:background-color="#dddddd" style:font-size-asian="14pt" style:font-weight-asian="normal" style:font-size-complex="14pt" style:font-weight-complex="normal"/>
    </style:style>
    <style:style style:name="P93" style:family="paragraph" style:parent-style-name="Standard">
      <style:paragraph-properties fo:line-height="150%"/>
      <style:text-properties style:font-name="Ubuntu" fo:font-size="14pt" fo:font-weight="normal" officeooo:rsid="002c571d" officeooo:paragraph-rsid="00339643" fo:background-color="#dddddd" style:font-size-asian="14pt" style:font-weight-asian="normal" style:font-size-complex="14pt" style:font-weight-complex="normal"/>
    </style:style>
    <style:style style:name="P94" style:family="paragraph" style:parent-style-name="Standard">
      <style:paragraph-properties fo:line-height="150%"/>
      <style:text-properties style:font-name="Ubuntu" fo:font-size="14pt" fo:font-weight="normal" officeooo:rsid="00339643" officeooo:paragraph-rsid="00339643" fo:background-color="#dddddd" style:font-size-asian="14pt" style:font-weight-asian="normal" style:font-size-complex="14pt" style:font-weight-complex="normal"/>
    </style:style>
    <style:style style:name="P95" style:family="paragraph" style:parent-style-name="Standard">
      <style:paragraph-properties fo:line-height="150%"/>
      <style:text-properties style:font-name="Ubuntu" fo:font-size="14pt" fo:font-weight="normal" officeooo:rsid="003bda73" officeooo:paragraph-rsid="003bda73" fo:background-color="#dddddd" style:font-size-asian="14pt" style:font-weight-asian="normal" style:font-size-complex="14pt" style:font-weight-complex="normal"/>
    </style:style>
    <style:style style:name="P96" style:family="paragraph" style:parent-style-name="Standard">
      <style:paragraph-properties fo:line-height="150%"/>
      <style:text-properties style:font-name="Ubuntu" fo:font-size="14pt" fo:font-weight="normal" officeooo:rsid="00410d61" officeooo:paragraph-rsid="00410d61" fo:background-color="#dddddd" style:font-size-asian="14pt" style:font-weight-asian="normal" style:font-size-complex="14pt" style:font-weight-complex="normal"/>
    </style:style>
    <style:style style:name="P97" style:family="paragraph" style:parent-style-name="Standard">
      <style:paragraph-properties fo:line-height="150%"/>
      <style:text-properties style:font-name="Ubuntu" fo:font-size="14pt" fo:font-weight="normal" officeooo:rsid="004ebdd3" officeooo:paragraph-rsid="004ebdd3" fo:background-color="#dddddd" style:font-size-asian="14pt" style:font-weight-asian="normal" style:font-size-complex="14pt" style:font-weight-complex="normal"/>
    </style:style>
    <style:style style:name="P98" style:family="paragraph" style:parent-style-name="Standard">
      <style:paragraph-properties fo:line-height="150%"/>
      <style:text-properties style:font-name="Ubuntu" fo:font-size="14pt" fo:font-weight="normal" officeooo:rsid="004ebdd3" officeooo:paragraph-rsid="0052259c" fo:background-color="#dddddd" style:font-size-asian="14pt" style:font-weight-asian="normal" style:font-size-complex="14pt" style:font-weight-complex="normal"/>
    </style:style>
    <style:style style:name="P99" style:family="paragraph" style:parent-style-name="Standard">
      <style:paragraph-properties fo:line-height="150%"/>
      <style:text-properties style:font-name="Ubuntu" fo:font-size="14pt" fo:font-weight="normal" officeooo:rsid="00501395" officeooo:paragraph-rsid="00501395" fo:background-color="#dddddd" style:font-size-asian="14pt" style:font-weight-asian="normal" style:font-size-complex="14pt" style:font-weight-complex="normal"/>
    </style:style>
    <style:style style:name="P100" style:family="paragraph" style:parent-style-name="Standard">
      <style:paragraph-properties fo:line-height="150%"/>
      <style:text-properties style:font-name="Ubuntu" fo:font-size="14pt" fo:font-weight="normal" officeooo:rsid="004daf1d" officeooo:paragraph-rsid="004daf1d" fo:background-color="#dddddd" style:font-size-asian="14pt" style:font-weight-asian="normal" style:font-size-complex="14pt" style:font-weight-complex="normal"/>
    </style:style>
    <style:style style:name="P101" style:family="paragraph" style:parent-style-name="Standard">
      <style:paragraph-properties fo:line-height="150%"/>
      <style:text-properties style:font-name="Ubuntu" fo:font-size="14pt" fo:font-weight="normal" officeooo:rsid="004fedaa" officeooo:paragraph-rsid="0052259c" fo:background-color="#dddddd" style:font-size-asian="14pt" style:font-weight-asian="normal" style:font-size-complex="14pt" style:font-weight-complex="normal"/>
    </style:style>
    <style:style style:name="P102" style:family="paragraph" style:parent-style-name="Standard">
      <style:paragraph-properties fo:line-height="150%"/>
      <style:text-properties style:font-name="Ubuntu" fo:font-size="14pt" fo:font-weight="normal" officeooo:rsid="0053f1f2" officeooo:paragraph-rsid="0053f1f2" fo:background-color="#dddddd" style:font-size-asian="14pt" style:font-weight-asian="normal" style:font-size-complex="14pt" style:font-weight-complex="normal"/>
    </style:style>
    <style:style style:name="P103" style:family="paragraph" style:parent-style-name="Standard">
      <style:paragraph-properties fo:line-height="150%"/>
      <style:text-properties style:font-name="Ubuntu" fo:font-size="14pt" fo:font-weight="normal" officeooo:rsid="00560f53" officeooo:paragraph-rsid="00560f53" fo:background-color="#dddddd" style:font-size-asian="14pt" style:font-weight-asian="normal" style:font-size-complex="14pt" style:font-weight-complex="normal"/>
    </style:style>
    <style:style style:name="P104" style:family="paragraph" style:parent-style-name="Standard">
      <style:paragraph-properties fo:line-height="150%"/>
      <style:text-properties style:font-name="Ubuntu" fo:font-size="14pt" fo:font-weight="normal" officeooo:rsid="003a442d" officeooo:paragraph-rsid="003a442d" fo:background-color="#dddddd" style:font-size-asian="14pt" style:font-weight-asian="normal" style:font-size-complex="14pt" style:font-weight-complex="normal"/>
    </style:style>
    <style:style style:name="P105" style:family="paragraph" style:parent-style-name="Standard">
      <style:paragraph-properties fo:line-height="150%"/>
      <style:text-properties style:font-name="Ubuntu" fo:font-size="14pt" fo:font-weight="normal" officeooo:rsid="003e9831" officeooo:paragraph-rsid="003e9831" fo:background-color="#dddddd" style:font-size-asian="14pt" style:font-weight-asian="normal" style:font-size-complex="14pt" style:font-weight-complex="normal"/>
    </style:style>
    <style:style style:name="P106" style:family="paragraph" style:parent-style-name="Standard">
      <style:paragraph-properties fo:line-height="150%"/>
      <style:text-properties style:font-name="Ubuntu" fo:font-size="14pt" fo:font-weight="normal" officeooo:rsid="004a0260" officeooo:paragraph-rsid="004a0260" fo:background-color="transparent" style:font-size-asian="14pt" style:font-weight-asian="normal" style:font-size-complex="14pt" style:font-weight-complex="normal"/>
    </style:style>
    <style:style style:name="P107" style:family="paragraph" style:parent-style-name="Standard">
      <style:paragraph-properties fo:line-height="150%"/>
      <style:text-properties fo:color="#000000" loext:opacity="100%" style:font-name="Ubuntu" fo:font-size="14pt" fo:font-weight="normal" officeooo:rsid="00112046" officeooo:paragraph-rsid="00112046" fo:background-color="#dddddd" style:font-size-asian="14pt" style:font-size-complex="14pt"/>
    </style:style>
    <style:style style:name="P108" style:family="paragraph" style:parent-style-name="Standard">
      <style:paragraph-properties fo:line-height="150%"/>
      <style:text-properties fo:color="#000000" loext:opacity="100%" style:font-name="Ubuntu" fo:font-size="14pt" fo:font-weight="normal" fo:background-color="#dddddd" style:font-size-asian="14pt" style:font-size-complex="14pt"/>
    </style:style>
    <style:style style:name="P109" style:family="paragraph" style:parent-style-name="Standard">
      <style:paragraph-properties fo:line-height="150%"/>
      <style:text-properties fo:color="#000000" loext:opacity="100%" style:font-name="Ubuntu" fo:font-size="14pt" fo:font-weight="normal" officeooo:rsid="0016dc3b" officeooo:paragraph-rsid="0016dc3b" fo:background-color="#dddddd" style:font-size-asian="14pt" style:font-size-complex="14pt"/>
    </style:style>
    <style:style style:name="P110" style:family="paragraph" style:parent-style-name="Standard">
      <style:paragraph-properties fo:line-height="150%"/>
      <style:text-properties fo:color="#000000" loext:opacity="100%" style:font-name="Ubuntu" fo:font-size="14pt" fo:font-weight="normal" officeooo:rsid="0021ab16" officeooo:paragraph-rsid="0021ab16" fo:background-color="#dddddd" style:font-size-asian="14pt" style:font-size-complex="14pt"/>
    </style:style>
    <style:style style:name="P111" style:family="paragraph" style:parent-style-name="Standard">
      <style:paragraph-properties fo:line-height="150%"/>
      <style:text-properties fo:color="#000000" loext:opacity="100%" style:font-name="Ubuntu" fo:font-size="14pt" fo:font-weight="normal" officeooo:rsid="001b14de" officeooo:paragraph-rsid="001b14de" fo:background-color="#dddddd" style:font-size-asian="14pt" style:font-weight-asian="normal" style:font-size-complex="14pt" style:font-weight-complex="normal"/>
    </style:style>
    <style:style style:name="P112" style:family="paragraph" style:parent-style-name="Standard">
      <style:paragraph-properties fo:line-height="150%"/>
      <style:text-properties fo:color="#000000" loext:opacity="100%" style:font-name="Ubuntu" fo:font-size="14pt" fo:font-weight="normal" officeooo:rsid="001f659e" officeooo:paragraph-rsid="001f659e" fo:background-color="#dddddd" style:font-size-asian="14pt" style:font-weight-asian="normal" style:font-size-complex="14pt" style:font-weight-complex="normal"/>
    </style:style>
    <style:style style:name="P113" style:family="paragraph" style:parent-style-name="Standard">
      <style:paragraph-properties fo:line-height="150%"/>
      <style:text-properties fo:color="#000000" loext:opacity="100%" style:font-name="Ubuntu" fo:font-size="14pt" fo:font-weight="normal" officeooo:rsid="00207083" officeooo:paragraph-rsid="00207083" fo:background-color="#dddddd" style:font-size-asian="14pt" style:font-weight-asian="normal" style:font-size-complex="14pt" style:font-weight-complex="normal"/>
    </style:style>
    <style:style style:name="P114" style:family="paragraph" style:parent-style-name="Standard">
      <style:paragraph-properties fo:line-height="150%"/>
      <style:text-properties fo:color="#000000" loext:opacity="100%" style:font-name="Ubuntu" fo:font-size="14pt" fo:background-color="#dddddd" style:font-size-asian="14pt" style:font-size-complex="14pt"/>
    </style:style>
    <style:style style:name="P115" style:family="paragraph" style:parent-style-name="Standard">
      <style:paragraph-properties fo:line-height="150%"/>
      <style:text-properties fo:font-variant="normal" fo:text-transform="none" fo:color="#1b1b1b" loext:opacity="100%" style:font-name="Ubuntu" fo:font-size="12pt" fo:letter-spacing="normal" fo:font-style="normal" fo:font-weight="normal" officeooo:rsid="0024919d" officeooo:paragraph-rsid="0024919d" style:font-size-asian="14pt" style:font-weight-asian="normal" style:font-size-complex="14pt" style:font-weight-complex="normal"/>
    </style:style>
    <style:style style:name="P116" style:family="paragraph" style:parent-style-name="Standard">
      <style:paragraph-properties fo:line-height="150%"/>
      <style:text-properties officeooo:paragraph-rsid="005be4a1"/>
    </style:style>
    <style:style style:name="P117" style:family="paragraph" style:parent-style-name="Heading_20_1">
      <style:paragraph-properties fo:line-height="150%" fo:text-align="center" style:justify-single-word="false"/>
      <style:text-properties style:font-name="Ubuntu" officeooo:rsid="005efcb6" officeooo:paragraph-rsid="005efcb6"/>
    </style:style>
    <style:style style:name="P118" style:family="paragraph" style:parent-style-name="Heading_20_1">
      <style:paragraph-properties fo:line-height="150%" fo:text-align="center" style:justify-single-word="false"/>
      <style:text-properties style:font-name="Ubuntu"/>
    </style:style>
    <style:style style:name="P119" style:family="paragraph" style:parent-style-name="Heading_20_2">
      <style:paragraph-properties fo:line-height="150%" fo:text-align="center" style:justify-single-word="false"/>
      <style:text-properties style:font-name="Ubuntu"/>
    </style:style>
    <style:style style:name="P120" style:family="paragraph" style:parent-style-name="Heading_20_2">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16dc3b" style:font-weight-asian="bold" style:font-weight-complex="bold"/>
    </style:style>
    <style:style style:name="T3" style:family="text">
      <style:text-properties fo:font-weight="bold" officeooo:rsid="0018ad88" style:font-weight-asian="bold" style:font-weight-complex="bold"/>
    </style:style>
    <style:style style:name="T4" style:family="text">
      <style:text-properties fo:font-weight="bold" officeooo:rsid="0048d524" style:font-weight-asian="bold" style:font-weight-complex="bold"/>
    </style:style>
    <style:style style:name="T5" style:family="text">
      <style:text-properties fo:font-weight="bold" officeooo:rsid="004a0260" style:font-weight-asian="bold" style:font-weight-complex="bold"/>
    </style:style>
    <style:style style:name="T6" style:family="text">
      <style:text-properties fo:font-weight="bold" fo:background-color="transparent" loext:char-shading-value="0" style:font-weight-asian="bold" style:font-weight-complex="bold"/>
    </style:style>
    <style:style style:name="T7" style:family="text">
      <style:text-properties fo:font-weight="bold" officeooo:rsid="0024919d" fo:background-color="transparent" loext:char-shading-value="0" style:font-weight-asian="bold" style:font-weight-complex="bold"/>
    </style:style>
    <style:style style:name="T8" style:family="text">
      <style:text-properties officeooo:rsid="00131deb"/>
    </style:style>
    <style:style style:name="T9" style:family="text">
      <style:text-properties officeooo:rsid="0014fe1b"/>
    </style:style>
    <style:style style:name="T10" style:family="text">
      <style:text-properties officeooo:rsid="0015fc12"/>
    </style:style>
    <style:style style:name="T11" style:family="text">
      <style:text-properties officeooo:rsid="0016dc3b"/>
    </style:style>
    <style:style style:name="T12" style:family="text">
      <style:text-properties fo:font-weight="normal" style:font-weight-asian="normal" style:font-weight-complex="normal"/>
    </style:style>
    <style:style style:name="T13" style:family="text">
      <style:text-properties fo:font-weight="normal" officeooo:rsid="0018aa33" style:font-weight-asian="normal" style:font-weight-complex="normal"/>
    </style:style>
    <style:style style:name="T14" style:family="text">
      <style:text-properties fo:font-weight="normal" officeooo:rsid="001e443a" style:font-weight-asian="normal" style:font-weight-complex="normal"/>
    </style:style>
    <style:style style:name="T15" style:family="text">
      <style:text-properties fo:font-weight="normal" officeooo:rsid="00207083" style:font-weight-asian="normal" style:font-weight-complex="normal"/>
    </style:style>
    <style:style style:name="T16" style:family="text">
      <style:text-properties fo:font-weight="normal" officeooo:rsid="0021ab16" style:font-weight-asian="normal" style:font-weight-complex="normal"/>
    </style:style>
    <style:style style:name="T17" style:family="text">
      <style:text-properties fo:font-weight="normal" officeooo:rsid="002c873e" style:font-weight-asian="normal" style:font-weight-complex="normal"/>
    </style:style>
    <style:style style:name="T18" style:family="text">
      <style:text-properties fo:font-weight="normal" officeooo:rsid="002d7239" style:font-weight-asian="normal" style:font-weight-complex="normal"/>
    </style:style>
    <style:style style:name="T19" style:family="text">
      <style:text-properties fo:font-weight="normal" officeooo:rsid="002ebee0" style:font-weight-asian="normal" style:font-weight-complex="normal"/>
    </style:style>
    <style:style style:name="T20" style:family="text">
      <style:text-properties fo:font-weight="normal" officeooo:rsid="003063cc" style:font-weight-asian="normal" style:font-weight-complex="normal"/>
    </style:style>
    <style:style style:name="T21" style:family="text">
      <style:text-properties fo:font-weight="normal" officeooo:rsid="0033d148" style:font-weight-asian="normal" style:font-weight-complex="normal"/>
    </style:style>
    <style:style style:name="T22" style:family="text">
      <style:text-properties fo:font-weight="normal" officeooo:rsid="00342562" style:font-weight-asian="normal" style:font-weight-complex="normal"/>
    </style:style>
    <style:style style:name="T23" style:family="text">
      <style:text-properties fo:font-weight="normal" officeooo:rsid="003508c8" style:font-weight-asian="normal" style:font-weight-complex="normal"/>
    </style:style>
    <style:style style:name="T24" style:family="text">
      <style:text-properties fo:font-weight="normal" officeooo:rsid="00359af6" style:font-weight-asian="normal" style:font-weight-complex="normal"/>
    </style:style>
    <style:style style:name="T25" style:family="text">
      <style:text-properties fo:font-weight="normal" officeooo:rsid="0036e07d" style:font-weight-asian="normal" style:font-weight-complex="normal"/>
    </style:style>
    <style:style style:name="T26" style:family="text">
      <style:text-properties fo:font-weight="normal" officeooo:rsid="00380892" style:font-weight-asian="normal" style:font-weight-complex="normal"/>
    </style:style>
    <style:style style:name="T27" style:family="text">
      <style:text-properties fo:font-weight="normal" officeooo:rsid="00444edc" style:font-weight-asian="normal" style:font-weight-complex="normal"/>
    </style:style>
    <style:style style:name="T28" style:family="text">
      <style:text-properties fo:font-weight="normal" officeooo:rsid="006a628e" style:font-weight-asian="normal" style:font-weight-complex="normal"/>
    </style:style>
    <style:style style:name="T29" style:family="text">
      <style:text-properties fo:font-weight="normal" fo:background-color="#dddddd" loext:char-shading-value="0" style:font-weight-asian="normal" style:font-weight-complex="normal"/>
    </style:style>
    <style:style style:name="T30" style:family="text">
      <style:text-properties fo:font-weight="normal" officeooo:rsid="001b14de" fo:background-color="#dddddd" loext:char-shading-value="0" style:font-weight-asian="normal" style:font-weight-complex="normal"/>
    </style:style>
    <style:style style:name="T31" style:family="text">
      <style:text-properties fo:font-weight="normal" officeooo:rsid="001bdf6c" fo:background-color="#dddddd" loext:char-shading-value="0" style:font-weight-asian="normal" style:font-weight-complex="normal"/>
    </style:style>
    <style:style style:name="T32" style:family="text">
      <style:text-properties fo:font-weight="normal" officeooo:rsid="001e443a" fo:background-color="#dddddd" loext:char-shading-value="0" style:font-weight-asian="normal" style:font-weight-complex="normal"/>
    </style:style>
    <style:style style:name="T33" style:family="text">
      <style:text-properties fo:font-weight="normal" officeooo:rsid="00207083" fo:background-color="#dddddd" loext:char-shading-value="0" style:font-weight-asian="normal" style:font-weight-complex="normal"/>
    </style:style>
    <style:style style:name="T34" style:family="text">
      <style:text-properties fo:font-weight="normal" officeooo:rsid="0021ab16" fo:background-color="#dddddd" loext:char-shading-value="0" style:font-weight-asian="normal" style:font-weight-complex="normal"/>
    </style:style>
    <style:style style:name="T35" style:family="text">
      <style:text-properties fo:font-weight="normal" officeooo:rsid="002d7239" fo:background-color="#dddddd" loext:char-shading-value="0" style:font-weight-asian="normal" style:font-weight-complex="normal"/>
    </style:style>
    <style:style style:name="T36" style:family="text">
      <style:text-properties fo:font-weight="normal" officeooo:rsid="003063cc" fo:background-color="#dddddd" loext:char-shading-value="0" style:font-weight-asian="normal" style:font-weight-complex="normal"/>
    </style:style>
    <style:style style:name="T37" style:family="text">
      <style:text-properties fo:font-weight="normal" officeooo:rsid="00342562" fo:background-color="#dddddd" loext:char-shading-value="0" style:font-weight-asian="normal" style:font-weight-complex="normal"/>
    </style:style>
    <style:style style:name="T38" style:family="text">
      <style:text-properties fo:font-weight="normal" officeooo:rsid="00359af6" fo:background-color="#dddddd" loext:char-shading-value="0" style:font-weight-asian="normal" style:font-weight-complex="normal"/>
    </style:style>
    <style:style style:name="T39" style:family="text">
      <style:text-properties fo:font-weight="normal" officeooo:rsid="00380892" fo:background-color="#dddddd" loext:char-shading-value="0" style:font-weight-asian="normal" style:font-weight-complex="normal"/>
    </style:style>
    <style:style style:name="T40" style:family="text">
      <style:text-properties fo:font-weight="normal" officeooo:rsid="00444edc" fo:background-color="#dddddd" loext:char-shading-value="0" style:font-weight-asian="normal" style:font-weight-complex="normal"/>
    </style:style>
    <style:style style:name="T41" style:family="text">
      <style:text-properties officeooo:rsid="0018aa33"/>
    </style:style>
    <style:style style:name="T42" style:family="text">
      <style:text-properties officeooo:rsid="0018ad88"/>
    </style:style>
    <style:style style:name="T43" style:family="text">
      <style:text-properties fo:background-color="#dddddd" loext:char-shading-value="0"/>
    </style:style>
    <style:style style:name="T44" style:family="text">
      <style:text-properties officeooo:rsid="0015fc12" fo:background-color="#dddddd" loext:char-shading-value="0"/>
    </style:style>
    <style:style style:name="T45" style:family="text">
      <style:text-properties officeooo:rsid="003063cc" fo:background-color="#dddddd" loext:char-shading-value="0"/>
    </style:style>
    <style:style style:name="T46" style:family="text">
      <style:text-properties officeooo:rsid="003bda73" fo:background-color="#dddddd" loext:char-shading-value="0"/>
    </style:style>
    <style:style style:name="T47" style:family="text">
      <style:text-properties officeooo:rsid="002a62d8" fo:background-color="#dddddd" loext:char-shading-value="0"/>
    </style:style>
    <style:style style:name="T48" style:family="text">
      <style:text-properties officeooo:rsid="004a0260" fo:background-color="#dddddd" loext:char-shading-value="0"/>
    </style:style>
    <style:style style:name="T49" style:family="text">
      <style:text-properties officeooo:rsid="00501395" fo:background-color="#dddddd" loext:char-shading-value="0"/>
    </style:style>
    <style:style style:name="T50" style:family="text">
      <style:text-properties fo:font-style="italic"/>
    </style:style>
    <style:style style:name="T51" style:family="text">
      <style:text-properties fo:color="#000000" loext:opacity="100%" fo:background-color="#dddddd" loext:char-shading-value="0"/>
    </style:style>
    <style:style style:name="T52" style:family="text">
      <style:text-properties fo:color="#000000" loext:opacity="100%" officeooo:rsid="001f659e" fo:background-color="#dddddd" loext:char-shading-value="0" style:font-weight-asian="normal" style:font-weight-complex="normal"/>
    </style:style>
    <style:style style:name="T53" style:family="text">
      <style:text-properties officeooo:rsid="001b14de"/>
    </style:style>
    <style:style style:name="T54" style:family="text">
      <style:text-properties officeooo:rsid="0024919d"/>
    </style:style>
    <style:style style:name="T55" style:family="text">
      <style:text-properties officeooo:rsid="00276fbc"/>
    </style:style>
    <style:style style:name="T56" style:family="text">
      <style:text-properties officeooo:rsid="002d7239"/>
    </style:style>
    <style:style style:name="T57" style:family="text">
      <style:text-properties officeooo:rsid="003063cc"/>
    </style:style>
    <style:style style:name="T58" style:family="text">
      <style:text-properties officeooo:rsid="00313427"/>
    </style:style>
    <style:style style:name="T59" style:family="text">
      <style:text-properties officeooo:rsid="0032b453"/>
    </style:style>
    <style:style style:name="T60" style:family="text">
      <style:text-properties officeooo:rsid="00339643"/>
    </style:style>
    <style:style style:name="T61" style:family="text">
      <style:text-properties officeooo:rsid="0033d148"/>
    </style:style>
    <style:style style:name="T62" style:family="text">
      <style:text-properties officeooo:rsid="00342562"/>
    </style:style>
    <style:style style:name="T63" style:family="text">
      <style:text-properties officeooo:rsid="00359af6"/>
    </style:style>
    <style:style style:name="T64" style:family="text">
      <style:text-properties officeooo:rsid="003a442d"/>
    </style:style>
    <style:style style:name="T65" style:family="text">
      <style:text-properties officeooo:rsid="003bda73"/>
    </style:style>
    <style:style style:name="T66" style:family="text">
      <style:text-properties officeooo:rsid="003e9831"/>
    </style:style>
    <style:style style:name="T67" style:family="text">
      <style:text-properties officeooo:rsid="00410d61"/>
    </style:style>
    <style:style style:name="T68" style:family="text">
      <style:text-properties officeooo:rsid="00424016"/>
    </style:style>
    <style:style style:name="T69" style:family="text">
      <style:text-properties officeooo:rsid="0042cb82"/>
    </style:style>
    <style:style style:name="T70" style:family="text">
      <style:text-properties officeooo:rsid="00444edc"/>
    </style:style>
    <style:style style:name="T71" style:family="text">
      <style:text-properties officeooo:rsid="00461e94"/>
    </style:style>
    <style:style style:name="T72" style:family="text">
      <style:text-properties officeooo:rsid="004760b7"/>
    </style:style>
    <style:style style:name="T73" style:family="text">
      <style:text-properties officeooo:rsid="0048d524"/>
    </style:style>
    <style:style style:name="T74" style:family="text">
      <style:text-properties officeooo:rsid="004a0260"/>
    </style:style>
    <style:style style:name="T75" style:family="text">
      <style:text-properties fo:background-color="transparent" loext:char-shading-value="0"/>
    </style:style>
    <style:style style:name="T76" style:family="text">
      <style:text-properties officeooo:rsid="004a0260" fo:background-color="transparent" loext:char-shading-value="0"/>
    </style:style>
    <style:style style:name="T77" style:family="text">
      <style:text-properties officeooo:rsid="00501395"/>
    </style:style>
    <style:style style:name="T78" style:family="text">
      <style:text-properties officeooo:rsid="00560f53"/>
    </style:style>
    <style:style style:name="T79" style:family="text">
      <style:text-properties style:font-name="Ubuntu" fo:font-size="14pt" fo:font-weight="normal" officeooo:rsid="005758d9" style:font-size-asian="14pt" style:font-weight-asian="normal" style:font-size-complex="14pt" style:font-weight-complex="normal"/>
    </style:style>
    <style:style style:name="T80" style:family="text">
      <style:text-properties style:font-name="Ubuntu" fo:font-size="14pt" fo:font-weight="normal" officeooo:rsid="00560f53" style:font-size-asian="14pt" style:font-weight-asian="normal" style:font-size-complex="14pt" style:font-weight-complex="normal"/>
    </style:style>
    <style:style style:name="T81" style:family="text">
      <style:text-properties style:font-name="Ubuntu" fo:font-size="14pt" fo:font-weight="bold" officeooo:rsid="005758d9" style:font-size-asian="14pt" style:font-weight-asian="bold" style:font-size-complex="14pt" style:font-weight-complex="bold"/>
    </style:style>
    <style:style style:name="T82" style:family="text">
      <style:text-properties officeooo:rsid="006546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7" text:outline-level="1">Poo 0<text:span text:style-name="T82">3</text:span></text:h>
      <text:p text:style-name="P7">_____________________________________________________________________</text:p>
      <text:h text:style-name="P118" text:outline-level="1">Metodos de Objetos</text:h>
      <text:p text:style-name="P1"><text:span text:style-name="T1">Call:</text:span> <text:span text:style-name="T8">O metodo call tem a função de acessar ou alterar o valor de um atributo através de uma função, fazendo tambem </text:span><text:span text:style-name="T9">a função ter acesso aos atributos de um objeto. O primeiro parametro do call representa o objeto que será acessado, ou seja, é o contexto onde o this. será aplicado e o resto representa os atributos, então se o objeto ter 20 atributos, o call poderá ter 21 parametros contando com o primeiro que é o próprio objeto:</text:span></text:p>
      <text:p text:style-name="P8">funcao.call(objeto, valores…) </text:p>
      <text:p text:style-name="P1"/>
      <text:p text:style-name="P2"><text:span text:style-name="T3">Acessando e </text:span><text:span text:style-name="T1">Alterando o</text:span><text:span text:style-name="T2">s</text:span><text:span text:style-name="T1"> atributo</text:span><text:span text:style-name="T2">s</text:span><text:span text:style-name="T1">:</text:span> </text:p>
      <text:p text:style-name="P9">function funcao(novoValor1) { </text:p>
      <text:p text:style-name="P9"><text:s text:c="5"/>this.propriedade1 = novoValor1 </text:p>
      <text:p text:style-name="P10"><text:s text:c="5"/>this.propriedade<text:span text:style-name="T10">2</text:span></text:p>
      <text:p text:style-name="P9">} </text:p>
      <text:p text:style-name="P9"/>
      <text:p text:style-name="P9">let objeto = { </text:p>
      <text:p text:style-name="P9"><text:s text:c="5"/>propriedade1: ‘valor1’, </text:p>
      <text:p text:style-name="P9"><text:s text:c="5"/>propriedade2: valor2 </text:p>
      <text:p text:style-name="P9">} </text:p>
      <text:p text:style-name="P13"/>
      <text:p text:style-name="P3"><text:span text:style-name="T43">funcao.call(objeto, ‘novo</text:span><text:span text:style-name="T44">1</text:span><text:span text:style-name="T43">’) </text:span></text:p>
      <text:p text:style-name="P16"/>
      <text:p text:style-name="P18">Ex:</text:p>
      <text:p text:style-name="P107">function alteraProp(novoNome) {</text:p>
      <text:p text:style-name="P108">console.log(<text:span text:style-name="T50">this</text:span>.nome = novoNome)</text:p>
      <text:p text:style-name="P108">console.log(<text:span text:style-name="T50">this</text:span>.idade)</text:p>
      <text:p text:style-name="P108"><text:soft-page-break/>}</text:p>
      <text:p text:style-name="P114"/>
      <text:p text:style-name="P108">let pessoa = {</text:p>
      <text:p text:style-name="P108">nome: 'Pedro',</text:p>
      <text:p text:style-name="P108">idade: 18</text:p>
      <text:p text:style-name="P108">}</text:p>
      <text:p text:style-name="P114"/>
      <text:p text:style-name="P108">alteraProp.call(pessoa, 'Rafael')</text:p>
      <text:p text:style-name="P4">_____________________________________________________________________</text:p>
      <text:p text:style-name="P18">Apply: <text:span text:style-name="T12">É muito parecido com o metodo call, a única diferença é que os parametros depois do primeiro precisam estar dentro de um array e não soltos dentro do parênteses: </text:span><text:span text:style-name="T30">funcao.apply</text:span><text:span text:style-name="T31">(objeto, [valores…]) </text:span></text:p>
      <text:p text:style-name="P44"/>
      <text:p text:style-name="P18">Acessando e <text:span text:style-name="T42">A</text:span>lterando os atributos:</text:p>
      <text:p text:style-name="P11">function funcao(novoValor1, novoValor2) { </text:p>
      <text:p text:style-name="P11"><text:s text:c="5"/>this.propriedade1 = novoValor1 </text:p>
      <text:p text:style-name="P11"><text:s text:c="5"/>this.propriedade<text:span text:style-name="T10">2</text:span> = novoValor<text:span text:style-name="T10">2 </text:span></text:p>
      <text:p text:style-name="P15"><text:s text:c="5"/>this.propriedade3</text:p>
      <text:p text:style-name="P11">} </text:p>
      <text:p text:style-name="P11"/>
      <text:p text:style-name="P11">let objeto = { </text:p>
      <text:p text:style-name="P11"><text:s text:c="5"/>propriedade1: ‘valor1’, </text:p>
      <text:p text:style-name="P11"><text:s text:c="5"/>propriedade2: valor2 ,</text:p>
      <text:p text:style-name="P15"><text:s text:c="5"/>propriedade3: valor3</text:p>
      <text:p text:style-name="P11">} </text:p>
      <text:p text:style-name="P14"/>
      <text:p text:style-name="P11">funcao.<text:span text:style-name="T53">apply</text:span>(objeto, <text:span text:style-name="T11">[</text:span>‘novo<text:span text:style-name="T10">1</text:span>’, nov<text:span text:style-name="T10">o2</text:span><text:span text:style-name="T11">]</text:span>) </text:p>
      <text:p text:style-name="P17"/>
      <text:p text:style-name="P18">Ex:</text:p>
      <text:p text:style-name="P109">function alteraProp(novoNome) {</text:p>
      <text:p text:style-name="P108"><text:soft-page-break/>console.log(<text:span text:style-name="T50">this</text:span>.nome = novoNome)</text:p>
      <text:p text:style-name="P108">console.log(<text:span text:style-name="T50">this</text:span>.idade)</text:p>
      <text:p text:style-name="P108">}</text:p>
      <text:p text:style-name="P114"/>
      <text:p text:style-name="P108">let pessoa = {</text:p>
      <text:p text:style-name="P108">nome: 'Pedro',</text:p>
      <text:p text:style-name="P108">idade: 18</text:p>
      <text:p text:style-name="P108">}</text:p>
      <text:p text:style-name="P114"/>
      <text:p text:style-name="P108">alteraProp.apply(pessoa, ['Rafael'])</text:p>
      <text:p text:style-name="P5">_____________________________________________________________________</text:p>
      <text:p text:style-name="P19">Bind: <text:span text:style-name="T12">Apesar do bind ter a sintaxe parecida com o call, o funcionamento será diferente, vai criar uma nova função, </text:span><text:span text:style-name="T13"><text:s/>essa nova função pode realizar </text:span><text:span text:style-name="T28">três</text:span><text:span text:style-name="T13"> tarefas: passar parametros, executar a função pai e acessar o retorno da função pai, alterando / acessando resultados: </text:span></text:p>
      <text:p text:style-name="P86">let novaFuncao = funcao.bind(objeto, valores…) </text:p>
      <text:p text:style-name="P45"/>
      <text:p text:style-name="P20"><text:span text:style-name="T42">Acessando e </text:span><text:span text:style-name="T41">Alterando o</text:span><text:span text:style-name="T11">s</text:span><text:span text:style-name="T41"> atributo</text:span><text:span text:style-name="T11">s</text:span><text:span text:style-name="T41">:</text:span><text:span text:style-name="T13"> </text:span></text:p>
      <text:p text:style-name="P12">function funcao(<text:span text:style-name="T42">novoValor</text:span>) { </text:p>
      <text:p text:style-name="P12"><text:s text:c="5"/>this.propriedade1 <text:span text:style-name="T42">= novoValor</text:span></text:p>
      <text:p text:style-name="P12"><text:s text:c="5"/>this.propriedade<text:span text:style-name="T10">2</text:span></text:p>
      <text:p text:style-name="P87">} </text:p>
      <text:p text:style-name="P38"/>
      <text:p text:style-name="P12">let objeto = { </text:p>
      <text:p text:style-name="P12"><text:s text:c="5"/>propriedade1: ‘valor1’, </text:p>
      <text:p text:style-name="P12"><text:s text:c="5"/>propriedade2: valor2 </text:p>
      <text:p text:style-name="P88">} </text:p>
      <text:p text:style-name="P38"/>
      <text:p text:style-name="P87">let novaFuncao = funcao.bind(objeto)</text:p>
      <text:p text:style-name="P89">novaFuncao(‘novo’)</text:p>
      <text:p text:style-name="P42"><text:soft-page-break/>Ex:</text:p>
      <text:p text:style-name="P111">function alteraProp(novoNome) {</text:p>
      <text:p text:style-name="P108">console.log(<text:span text:style-name="T50">this</text:span>.nome = novoNome)</text:p>
      <text:p text:style-name="P108">console.log(<text:span text:style-name="T50">this</text:span>.idade)</text:p>
      <text:p text:style-name="P108">}</text:p>
      <text:p text:style-name="P114"/>
      <text:p text:style-name="P108">let pessoa = {</text:p>
      <text:p text:style-name="P108">nome: 'Pedro',</text:p>
      <text:p text:style-name="P108">idade: 18</text:p>
      <text:p text:style-name="P108">}</text:p>
      <text:p text:style-name="P114"/>
      <text:p text:style-name="P108">let novoProp = alteraProp.bind(pessoa)</text:p>
      <text:p text:style-name="P108">novoProp('Rafael')</text:p>
      <text:p text:style-name="P46">_____________________________________________________________________</text:p>
      <text:p text:style-name="P21">Objeto in: <text:span text:style-name="T14">Tem a função de comparar propriedades dentro de um objeto, ou seja, verifica se existe certa propriedade dentro do objeto, referencia uma propriedade através de um identificador. Não verifica apenas no objeto em si, mas tambem nos prototipos (filhos) desse objeto:</text:span></text:p>
      <text:p text:style-name="P21"><text:span text:style-name="T32">“propriedade” in objeto </text:span><text:span text:style-name="T14"><text:s/>← Existe propriedade em objeto ou nos filhos dele</text:span></text:p>
      <text:p text:style-name="P6"/>
      <text:p text:style-name="P22">Ex:</text:p>
      <text:p text:style-name="P108">let pessoa = {</text:p>
      <text:p text:style-name="P108">nome: 'rafael',</text:p>
      <text:p text:style-name="P108">idade: 18</text:p>
      <text:p text:style-name="P108">}</text:p>
      <text:p text:style-name="P114"/>
      <text:p text:style-name="P108">if("nome" in pessoa) {</text:p>
      <text:p text:style-name="P108"><text:s text:c="5"/>console.log(true)</text:p>
      <text:p text:style-name="P85"><text:span text:style-name="T51">}</text:span><text:span text:style-name="T52"> else {</text:span></text:p>
      <text:p text:style-name="P112"><text:s text:c="5"/>console.log(false)</text:p>
      <text:p text:style-name="P112"><text:soft-page-break/>}</text:p>
      <text:p text:style-name="P47">_____________________________________________________________________</text:p>
      <text:p text:style-name="P23"><text:span text:style-name="T54">H</text:span>asOwnProperty: <text:span text:style-name="T15">Tem o mesmo objetivo que o objeto in, identificar uma propriedade, a única coisa que muda é a sintaxe, </text:span><text:span text:style-name="T16">se a propriedade existir retorna </text:span><text:span text:style-name="T34">true</text:span><text:span text:style-name="T16"> e se não retorna </text:span><text:span text:style-name="T34">false</text:span><text:span text:style-name="T15">: </text:span><text:span text:style-name="T33">objeto.hasOwnProperty(“propriedade”) </text:span></text:p>
      <text:p text:style-name="P6"/>
      <text:p text:style-name="P24">Ex:</text:p>
      <text:p text:style-name="P113">let pessoa = {</text:p>
      <text:p text:style-name="P108">nome: 'rafael',</text:p>
      <text:p text:style-name="P108">idade: 18</text:p>
      <text:p text:style-name="P108">}</text:p>
      <text:p text:style-name="P114"/>
      <text:p text:style-name="P110">console.log(pessoa.hasOwnProperty(“nome”))</text:p>
      <text:p text:style-name="P25"/>
      <text:p text:style-name="P25">Obs: <text:span text:style-name="T12">Ao contrario do objeto in, o has só vai pesquisar no objeto local, ou seja, não vai verificar nos objetos filhos</text:span></text:p>
      <text:p text:style-name="P48">_____________________________________________________________________</text:p>
      <text:p text:style-name="P50"><text:span text:style-name="T7">P</text:span><text:span text:style-name="T6">ropertyIsEnumerable:</text:span> <text:span text:style-name="T55">Verifica se o valor de uma propriedade especifica é iteravel e se essa propriedade é do próprio objeto, ou seja, verifica se é possível percorrer o valor de uma propriedade através de um loop. Retorna true ou false.</text:span></text:p>
      <text:p text:style-name="P51">O nome da propriedade testada pode ser uma string ou arquivo:</text:p>
      <text:p text:style-name="P90">objeto.propertyIsEnumerable(“propriedade”) </text:p>
      <text:p text:style-name="P115"/>
      <text:p text:style-name="P26">Obs: <text:span text:style-name="T12">A maioria das propriedades internas (do js) não são iteraveis por padrão. Enquanto as propriedades de objeto criadas pelo usuarios são geralmente iteraveis, a menos que seja designada de outra forma explicitamente.</text:span></text:p>
      <text:p text:style-name="P49">_____________________________________________________________________</text:p>
      <text:p text:style-name="P27"><text:soft-page-break/>DefineProperty:<text:span text:style-name="T12"> </text:span><text:span text:style-name="T17">Define uma nova propriedade diretamente em um objeto ou modifica uma propriedade já existente e retorna o objeto, ou seja, </text:span><text:span text:style-name="T18">configura propriedades de objetos: </text:span></text:p>
      <text:p text:style-name="P91">Object.defineProperty(objeto, ‘propriedade’, {objeto de configuração}) </text:p>
      <text:p text:style-name="P52"/>
      <text:p text:style-name="P28"><text:span text:style-name="T12"><text:s text:c="5"/></text:span><text:span text:style-name="T56">enumerable:</text:span><text:span text:style-name="T18"> Configura a visibilidade / acesso de uma propriedade, o </text:span><text:span text:style-name="T12"><text:s text:c="17"/></text:span></text:p>
      <text:p text:style-name="P28"><text:span text:style-name="T18"><text:s text:c="5"/>valor </text:span><text:span text:style-name="T35">false</text:span><text:span text:style-name="T18"> deixa ela inacessivel / invisivel e o valor </text:span><text:span text:style-name="T35">true</text:span><text:span text:style-name="T18"> é o padrão</text:span></text:p>
      <text:p text:style-name="P57"><text:s text:c="5"/>deixando ela visivel: </text:p>
      <text:p text:style-name="P28"><text:span text:style-name="T18"><text:s text:c="5"/></text:span><text:span text:style-name="T35">{enumerable: false} ← invisivel ou {enumerable: true} ← visivel</text:span></text:p>
      <text:p text:style-name="P57"><text:s/></text:p>
      <text:p text:style-name="P29"><text:s text:c="5"/><text:span text:style-name="T56">configurable: </text:span><text:span text:style-name="T20">Se o valor for </text:span><text:span text:style-name="T36">false</text:span><text:span text:style-name="T20"> vai desativar qualquer tipo de <text:s/></text:span></text:p>
      <text:p text:style-name="P64"><text:s text:c="5"/>configuração de uma propriedade, tirando a possibilidade de alteração, <text:s/></text:p>
      <text:p text:style-name="P53"><text:span text:style-name="T57"><text:s text:c="5"/>ou seja, deixa uma propriedade constante, </text:span><text:span text:style-name="T59">não permitindo nem mesmo a <text:s/></text:span></text:p>
      <text:p text:style-name="P53"><text:span text:style-name="T59"><text:s text:c="5"/>exclusão</text:span><text:span text:style-name="T57">. O valor </text:span><text:span text:style-name="T45">true</text:span><text:span text:style-name="T57"> é o padrão:</text:span></text:p>
      <text:p text:style-name="P54"><text:s text:c="5"/><text:span text:style-name="T45">{configurable: false}</text:span><text:span text:style-name="T57"> ← Desativa qualquer tipo de alteração </text:span><text:span text:style-name="T58">possivel</text:span></text:p>
      <text:p text:style-name="P54"><text:s text:c="5"/><text:span text:style-name="T45">{configurable: true}</text:span><text:span text:style-name="T57"> ← Valor padrão</text:span></text:p>
      <text:p text:style-name="P64"/>
      <text:p text:style-name="P30"><text:span text:style-name="T20"><text:s text:c="5"/></text:span><text:span text:style-name="T61">value:</text:span><text:span text:style-name="T21"> </text:span><text:span text:style-name="T22">Altera o valor de alguma propriedade </text:span><text:span text:style-name="T23">e impossibilita qualquer <text:s/></text:span></text:p>
      <text:p text:style-name="P30"><text:span text:style-name="T23"><text:s text:c="5"/>outra alteração</text:span><text:span text:style-name="T22">, pode receber como valor numero, string, objeto, função <text:s/></text:span></text:p>
      <text:p text:style-name="P30"><text:span text:style-name="T22"><text:s text:c="5"/>etc. O padrão é </text:span><text:span text:style-name="T37">undefined:</text:span></text:p>
      <text:p text:style-name="P31"><text:span text:style-name="T20"><text:s text:c="5"/></text:span><text:span text:style-name="T37">{value: valor}</text:span><text:span text:style-name="T22"> ← Altera o valor de uma propriedade</text:span></text:p>
      <text:p text:style-name="P64"/>
      <text:p text:style-name="P32"><text:span text:style-name="T20"><text:s text:c="5"/></text:span><text:span text:style-name="T62">wr</text:span><text:span text:style-name="T70">i</text:span><text:span text:style-name="T62">table:</text:span><text:span text:style-name="T22"> </text:span><text:span text:style-name="T24">Se receber o valor </text:span><text:span text:style-name="T38">false</text:span><text:span text:style-name="T24"> vai fazer a propriedade não poder ser </text:span></text:p>
      <text:p text:style-name="P65"><text:s text:c="5"/>reescrita, ou seja, impede a alteração da propriedade, deixando ela </text:p>
      <text:p text:style-name="P32"><text:span text:style-name="T24"><text:s text:c="5"/>imutavel ou constante. O valor </text:span><text:span text:style-name="T38">true</text:span><text:span text:style-name="T24"> é o padrão: </text:span></text:p>
      <text:p text:style-name="P32"><text:span text:style-name="T24"><text:s text:c="5"/></text:span><text:span text:style-name="T38">{wr</text:span><text:span text:style-name="T40">i</text:span><text:span text:style-name="T38">table: false}</text:span><text:span text:style-name="T24"> ← Reescrição negada</text:span></text:p>
      <text:p text:style-name="P66"/>
      <text:p text:style-name="P33"><text:span text:style-name="T19"><text:s text:c="5"/></text:span><text:span text:style-name="T63">get:</text:span><text:span text:style-name="T24"> </text:span><text:span text:style-name="T25">Recebe como valor uma função que serve como getter, ou seja, pega </text:span></text:p>
      <text:p text:style-name="P33"><text:span text:style-name="T25"><text:s text:c="5"/>o valor da propriedade: </text:span><text:span text:style-name="T39">{get: function( <text:s text:c="2"/>) {return this.propriedade}} </text:span></text:p>
      <text:p text:style-name="P66"/>
      <text:p text:style-name="P34"><text:soft-page-break/><text:span text:style-name="T19"><text:s text:c="5"/></text:span><text:span text:style-name="T63">set: </text:span><text:span text:style-name="T26">Recebe como valor uma função que serve como setter para a </text:span></text:p>
      <text:p text:style-name="P67"><text:s text:c="5"/>propriedade, ou seja, seleciona e altera uma propriedade através de um </text:p>
      <text:p text:style-name="P34"><text:span text:style-name="T26"><text:s text:c="5"/>parametro: </text:span><text:span text:style-name="T39">{set: function(parametro) {this.propriedade = parametro}} </text:span></text:p>
      <text:p text:style-name="P66"/>
      <text:p text:style-name="P93"><text:span text:style-name="T56">Object.defineProperty(</text:span><text:span text:style-name="T60">objeto, ‘propriedade’, {</text:span></text:p>
      <text:p text:style-name="P93"><text:s text:c="5"/><text:span text:style-name="T60">enumerable: false</text:span></text:p>
      <text:p text:style-name="P93"><text:s text:c="5"/><text:span text:style-name="T60">configurable: false</text:span></text:p>
      <text:p text:style-name="P39"><text:span text:style-name="T20"><text:s text:c="5"/></text:span><text:span text:style-name="T21">value: </text:span><text:span text:style-name="T22">valor</text:span></text:p>
      <text:p text:style-name="P40"><text:span text:style-name="T20"><text:s text:c="5"/></text:span><text:span text:style-name="T22">wr</text:span><text:span text:style-name="T27">i</text:span><text:span text:style-name="T22">table: false</text:span></text:p>
      <text:p text:style-name="P41"><text:span text:style-name="T19"><text:s text:c="5"/></text:span><text:span text:style-name="T24">get: </text:span><text:span text:style-name="T26">function( <text:s/>) {return this.propriedade}</text:span></text:p>
      <text:p text:style-name="P41"><text:span text:style-name="T19"><text:s text:c="5"/></text:span><text:span text:style-name="T24">set: </text:span><text:span text:style-name="T26">function(parametro) {this.propriedade = parametro}</text:span></text:p>
      <text:p text:style-name="P94">})</text:p>
      <text:p text:style-name="P58">_____________________________________________________________________</text:p>
      <text:p text:style-name="P68"><text:span text:style-name="T1">DefineProperties:</text:span> Permite configurar varias propriedades ao mesmo tempo ou criar novas: <text:span text:style-name="T46">Object.defineProperties(objeto, {</text:span><text:span text:style-name="T43">configurações</text:span><text:span text:style-name="T46">})</text:span></text:p>
      <text:p text:style-name="P69"/>
      <text:p text:style-name="P92">Object.definePropert<text:span text:style-name="T65">ies</text:span><text:span text:style-name="T64">(objeto, {</text:span></text:p>
      <text:p text:style-name="P92"><text:s text:c="5"/><text:span text:style-name="T64">propriedade1: {value: ‘valor1’, enumerable: true, configurable: false},</text:span></text:p>
      <text:p text:style-name="P92"><text:s text:c="5"/><text:span text:style-name="T64">propriedade2: {value: ‘valor2’, wr</text:span><text:span text:style-name="T71">i</text:span><text:span text:style-name="T64">table: true},</text:span></text:p>
      <text:p text:style-name="P95"><text:s text:c="5"/>novaPropriedade: {value: ‘valor’, enumerable: false}</text:p>
      <text:p text:style-name="P104">})</text:p>
      <text:p text:style-name="P59">_____________________________________________________________________</text:p>
      <text:p text:style-name="P70"><text:span text:style-name="T1">getOwnPropertyDescriptor:</text:span> Vai acessar os atributos da propriedade, <text:span text:style-name="T67">ou seja, vai obter as configurações d</text:span><text:span text:style-name="T69">e uma</text:span><text:span text:style-name="T67"> propriedade:</text:span></text:p>
      <text:p text:style-name="P105">Object.getOwnPropertyDescriptor(objeto, ‘propriedade’)</text:p>
      <text:p text:style-name="P70"/>
      <text:p text:style-name="P71">É necessario guarda<text:span text:style-name="T68">r</text:span> em uma variavel, <text:span text:style-name="T68">essa variavel vai receber um objeto com todos os atributos que foram configurados para a propriedade</text:span>:</text:p>
      <text:p text:style-name="P96">let variavel = <text:span text:style-name="T66">Object.getOwnPropertyDescriptor(objeto, ‘propriedade’)</text:span></text:p>
      <text:p text:style-name="P70"/>
      <text:p text:style-name="P72"><text:soft-page-break/>Para acessar agora basta fazer a mesma coisa que geralmente é feito para objetos.</text:p>
      <text:p text:style-name="P60">_____________________________________________________________________</text:p>
      <text:h text:style-name="P119" text:outline-level="2"><text:span text:style-name="T72">E</text:span>vitar <text:span text:style-name="T72">M</text:span>odificações em <text:span text:style-name="T72">O</text:span>bjetos</text:h>
      <text:p text:style-name="P73">Existem 3 formas de evitar modificações em objetos: <text:span text:style-name="T74">preventExtensions, seal e freeze</text:span></text:p>
      <text:p text:style-name="P73"/>
      <text:p text:style-name="P74"><text:span text:style-name="T1">preventExtensions</text:span> - Evita extensões em objetos, ou seja, não permite nenhuma adição ou remoção externa ao objeto: </text:p>
      <text:p text:style-name="P74"><text:span text:style-name="T47"><text:s/></text:span><text:span text:style-name="T43">Object.preventExtensions(objeto) </text:span></text:p>
      <text:p text:style-name="P74"><text:s text:c="5"/><text:span text:style-name="T43">Object.isExtensible(objeto):</text:span> <text:span text:style-name="T74">Verifica</text:span> se um objeto é extensivel <text:span text:style-name="T74">e</text:span></text:p>
      <text:p text:style-name="P74"><text:span text:style-name="T76"><text:s text:c="5"/></text:span><text:span text:style-name="T74">retorna true ou false</text:span></text:p>
      <text:p text:style-name="P52"/>
      <text:p text:style-name="P55"><text:span text:style-name="T4">seal</text:span><text:span text:style-name="T73"> - </text:span><text:span text:style-name="T74">Sela o objeto: </text:span><text:span text:style-name="T48">Object.seal(objeto)</text:span></text:p>
      <text:p text:style-name="P55"><text:s text:c="5"/><text:span text:style-name="T48">Object.isSealed(objeto)</text:span><text:span text:style-name="T74">: Verifica se o objeto esta selado e retorna true </text:span><text:span text:style-name="T76"><text:s text:c="5"/></text:span></text:p>
      <text:p text:style-name="P55"><text:span text:style-name="T76"><text:s text:c="5"/></text:span><text:span text:style-name="T74">ou false</text:span></text:p>
      <text:p text:style-name="P52"/>
      <text:p text:style-name="P52"><text:span text:style-name="T5">freeze</text:span> - <text:span text:style-name="T74">Congela o objeto: </text:span><text:span text:style-name="T48">Object.freeze(objeto)</text:span></text:p>
      <text:p text:style-name="P55"><text:span text:style-name="T48"><text:s text:c="5"/>Object.isFrozen(objeto)</text:span><text:span text:style-name="T76">: Verifica se o objeto esta congelado e retorna </text:span></text:p>
      <text:p text:style-name="P106"><text:s text:c="5"/>true ou false</text:p>
      <text:p text:style-name="P52"/>
      <text:p text:style-name="P75"><text:span text:style-name="T1">Obs: </text:span>Não é indicado utilizar esse tipo de configuração, se for preciso use o modo restrito do javascript</text:p>
      <text:p text:style-name="P62"/>
      <text:p text:style-name="P62"/>
      <text:p text:style-name="P62"/>
      <text:p text:style-name="P62"/>
      <text:p text:style-name="P62"/>
      <text:p text:style-name="P62">_____________________________________________________________________</text:p>
      <text:h text:style-name="P119" text:outline-level="2"><text:soft-page-break/>Funções construtoras</text:h>
      <text:p text:style-name="P78">É uma forma de criar um objeto <text:span text:style-name="T77">a partir</text:span> de uma função, <text:span text:style-name="T77">onde o parametro será o valor da propriedade. O objeto é criado usando a palavra-chave </text:span><text:span text:style-name="T49">new</text:span><text:span text:style-name="T77">:</text:span></text:p>
      <text:p text:style-name="P99">let objeto = new função( <text:s/>) </text:p>
      <text:p text:style-name="P100">function funcao(parametro1, parametro2) {</text:p>
      <text:p text:style-name="P100"><text:s text:c="5"/>this.propriedade1 = parametro1</text:p>
      <text:p text:style-name="P100"><text:s text:c="5"/>this.propriedade2 = parametro2</text:p>
      <text:p text:style-name="P100">}</text:p>
      <text:p text:style-name="P100">let objeto = new funcao(‘valorParametro1’, valorParametro2)</text:p>
      <text:p text:style-name="P76"/>
      <text:p text:style-name="P79">Esse metodo vai minimizar a quantidade de codigo que é preciso para criar objetos.</text:p>
      <text:p text:style-name="P77"/>
      <text:p text:style-name="P80">Para saber a partir de qual função construtora um determinado objeto foi criado digite: </text:p>
      <text:p text:style-name="P98">objeto instanceof funcao <text:span text:style-name="T75"><text:s/>← retorna true ou false</text:span></text:p>
      <text:p text:style-name="P98">objeto.constructor === funcao <text:span text:style-name="T75"><text:s/>← retorna true ou false</text:span></text:p>
      <text:p text:style-name="P102">Object.getPrototypeof(objeto) <text:span text:style-name="T75"><text:s/>← retorna a função construtora</text:span></text:p>
      <text:p text:style-name="P77"/>
      <text:p text:style-name="P43">Configurando atributos na função construtora:</text:p>
      <text:p text:style-name="P101">Object.defineProperties(this, {configurações}) </text:p>
      <text:p text:style-name="P97"/>
      <text:p text:style-name="P80">Modificando o comportamento do objeto na função construtora:</text:p>
      <text:p text:style-name="P101">Object.preventExtensions(this)</text:p>
      <text:p text:style-name="P56"/>
      <text:p text:style-name="P37">Objeto a partir de outro: <text:span text:style-name="T12">Para criar um objeto a partir de outro objeto digite: </text:span><text:span text:style-name="T29">Object.create(objeto, {propriedade1: {configurações}}) </text:span></text:p>
      <text:p text:style-name="P63"/>
      <text:p text:style-name="P63"/>
      <text:p text:style-name="P63">_____________________________________________________________________</text:p>
      <text:h text:style-name="P120" text:outline-level="2"><text:soft-page-break/>Membros privados</text:h>
      <text:p text:style-name="P81">Membros privados são variaveis que não podem ser modificadas, <text:span text:style-name="T78">a menos que tenha um metodo especificado para isso.</text:span></text:p>
      <text:p text:style-name="P35"/>
      <text:p text:style-name="P35">Criando membros privados:</text:p>
      <text:p text:style-name="P103">let funcao = (function(param1, param2) {</text:p>
      <text:p text:style-name="P103"><text:s text:c="5"/>let variavel1 = param1 <text:span text:style-name="T75"><text:s/>← Privado</text:span></text:p>
      <text:p text:style-name="P103"><text:s text:c="5"/>let variavel2 = param2 <text:span text:style-name="T75"><text:s/>← Privado</text:span></text:p>
      <text:p text:style-name="P103">})(param1, param2)</text:p>
      <text:p text:style-name="P82"/>
      <text:p text:style-name="P83"><text:span text:style-name="T1">Criando metodos modificadores:</text:span> </text:p>
      <text:p text:style-name="P103">let funcao = (function(param1, param2) {</text:p>
      <text:p text:style-name="P103"><text:s text:c="5"/>let variavel1 = param1 <text:span text:style-name="T75"><text:s/>← Privado</text:span></text:p>
      <text:p text:style-name="P103"><text:s text:c="5"/>let variavel2 = param2 <text:span text:style-name="T75"><text:s/>← Privado</text:span></text:p>
      <text:p text:style-name="P103"/>
      <text:p text:style-name="P103"><text:s text:c="5"/>return {modificador: function( <text:s text:c="2"/>) {return variavel1}} <text:span text:style-name="T75"><text:s/>← modificador</text:span></text:p>
      <text:p text:style-name="P103">})(param1, param2)</text:p>
      <text:p text:style-name="P82"/>
      <text:p text:style-name="P35">Acessando membros privados através do modificador:</text:p>
      <text:p text:style-name="P103">funcao.modificador( <text:s/>) <text:span text:style-name="T75"><text:s text:c="2"/>← Pega o valor da propriedade ‘variavel1’</text:span></text:p>
      <text:p text:style-name="P35"/>
      <text:p text:style-name="P35">Outro tipo de modificador:</text:p>
      <text:p text:style-name="P103">let funcao = (function(param1, param2) {</text:p>
      <text:p text:style-name="P103"><text:s text:c="5"/>let variavel1 = param1 <text:span text:style-name="T75"><text:s/>← Privado</text:span></text:p>
      <text:p text:style-name="P103"><text:s text:c="5"/>let variavel2 = param2 <text:span text:style-name="T75"><text:s/>← Privado</text:span></text:p>
      <text:p text:style-name="P103"><text:s text:c="5"/>let modificador = function( <text:s text:c="2"/>) {return variavel1} <text:span text:style-name="T75"><text:s/>← modificador</text:span></text:p>
      <text:p text:style-name="P103"/>
      <text:p text:style-name="P103"><text:s text:c="5"/>return {modificador: modificador} <text:span text:style-name="T75"><text:s/>← retorna o modificador</text:span></text:p>
      <text:p text:style-name="P103">})(param1, param2)</text:p>
      <text:p text:style-name="P35"/>
      <text:p text:style-name="P116"><text:soft-page-break/><text:span text:style-name="T81">Obs:</text:span><text:span text:style-name="T79"> </text:span><text:span text:style-name="T80">É </text:span><text:span text:style-name="T79">possível criar qualquer quantidade de modificadores para pegar os valores das variaveis</text:span></text:p>
      <text:p text:style-name="P61">_____________________________________________________________________</text:p>
      <text:p text:style-name="P36">Obs: <text:span text:style-name="T12">Mixins</text:span></text:p>
      <text:p text:style-name="P8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7T05:20:32.459494363</meta:creation-date>
    <dc:date>2022-12-30T07:53:43.875840417</dc:date>
    <meta:editing-duration>PT12H10M53S</meta:editing-duration>
    <meta:editing-cycles>46</meta:editing-cycles>
    <meta:generator>LibreOffice/7.3.7.2$Linux_X86_64 LibreOffice_project/30$Build-2</meta:generator>
    <meta:document-statistic meta:table-count="0" meta:image-count="0" meta:object-count="0" meta:page-count="11" meta:paragraph-count="208" meta:word-count="1287" meta:character-count="10243" meta:non-whitespace-character-count="8728"/>
  </office:meta>
</office:document-meta>
</file>